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officeooo:rsid="00357232" officeooo:paragraph-rsid="0055949b" style:font-size-asian="14pt" style:font-size-complex="14pt"/>
    </style:style>
    <style:style style:name="P4" style:family="paragraph" style:parent-style-name="Standard">
      <style:text-properties fo:font-size="14pt" officeooo:rsid="00357232" officeooo:paragraph-rsid="006aab6e" style:font-size-asian="14pt" style:font-size-complex="14pt"/>
    </style:style>
    <style:style style:name="P5" style:family="paragraph" style:parent-style-name="Standard">
      <style:text-properties fo:font-size="14pt" officeooo:rsid="00357232" officeooo:paragraph-rsid="00549921" style:font-size-asian="14pt" style:font-size-complex="14pt"/>
    </style:style>
    <style:style style:name="P6" style:family="paragraph" style:parent-style-name="Standard">
      <style:text-properties fo:font-size="14pt" officeooo:paragraph-rsid="0055949b" style:font-size-asian="14pt" style:font-size-complex="14pt"/>
    </style:style>
    <style:style style:name="P7" style:family="paragraph" style:parent-style-name="Standard">
      <style:text-properties fo:font-size="14pt" officeooo:rsid="0055949b" officeooo:paragraph-rsid="0055949b" style:font-size-asian="14pt" style:font-size-complex="14pt"/>
    </style:style>
    <style:style style:name="P8" style:family="paragraph" style:parent-style-name="Standard">
      <style:text-properties fo:font-size="14pt" officeooo:rsid="0055949b" officeooo:paragraph-rsid="005851c1" style:font-size-asian="14pt" style:font-size-complex="14pt"/>
    </style:style>
    <style:style style:name="P9" style:family="paragraph" style:parent-style-name="Standard">
      <style:text-properties fo:font-size="14pt" officeooo:rsid="0055949b" officeooo:paragraph-rsid="005960fe" style:font-size-asian="14pt" style:font-size-complex="14pt"/>
    </style:style>
    <style:style style:name="P10" style:family="paragraph" style:parent-style-name="Standard">
      <style:text-properties fo:font-size="14pt" officeooo:rsid="0055949b" officeooo:paragraph-rsid="0059e188" style:font-size-asian="14pt" style:font-size-complex="14pt"/>
    </style:style>
    <style:style style:name="P11" style:family="paragraph" style:parent-style-name="Standard">
      <style:text-properties fo:font-size="14pt" officeooo:rsid="0055949b" officeooo:paragraph-rsid="0063cf90" style:font-size-asian="14pt" style:font-size-complex="14pt"/>
    </style:style>
    <style:style style:name="P12" style:family="paragraph" style:parent-style-name="Standard">
      <style:text-properties fo:font-size="14pt" officeooo:rsid="0055949b" officeooo:paragraph-rsid="006aab6e" style:font-size-asian="14pt" style:font-size-complex="14pt"/>
    </style:style>
    <style:style style:name="P13" style:family="paragraph" style:parent-style-name="Standard">
      <style:text-properties fo:font-size="14pt" officeooo:rsid="0055949b" officeooo:paragraph-rsid="00713cff" style:font-size-asian="14pt" style:font-size-complex="14pt"/>
    </style:style>
    <style:style style:name="P14" style:family="paragraph" style:parent-style-name="Standard">
      <style:text-properties fo:font-size="14pt" officeooo:rsid="0055cfd9" officeooo:paragraph-rsid="0055cfd9" style:font-size-asian="14pt" style:font-size-complex="14pt"/>
    </style:style>
    <style:style style:name="P15" style:family="paragraph" style:parent-style-name="Standard">
      <style:text-properties fo:font-size="14pt" officeooo:rsid="0055cfd9" officeooo:paragraph-rsid="00573a93" style:font-size-asian="14pt" style:font-size-complex="14pt"/>
    </style:style>
    <style:style style:name="P16" style:family="paragraph" style:parent-style-name="Standard">
      <style:text-properties fo:font-size="14pt" officeooo:rsid="0055cfd9" officeooo:paragraph-rsid="005851c1" style:font-size-asian="14pt" style:font-size-complex="14pt"/>
    </style:style>
    <style:style style:name="P17" style:family="paragraph" style:parent-style-name="Standard">
      <style:text-properties fo:font-size="14pt" officeooo:rsid="0055cfd9" officeooo:paragraph-rsid="005e107a" style:font-size-asian="14pt" style:font-size-complex="14pt"/>
    </style:style>
    <style:style style:name="P18" style:family="paragraph" style:parent-style-name="Standard">
      <style:text-properties fo:font-size="14pt" officeooo:rsid="0055cfd9" officeooo:paragraph-rsid="0062295e" style:font-size-asian="14pt" style:font-size-complex="14pt"/>
    </style:style>
    <style:style style:name="P19" style:family="paragraph" style:parent-style-name="Standard">
      <style:text-properties fo:font-size="14pt" officeooo:rsid="0055cfd9" officeooo:paragraph-rsid="0063cf90" style:font-size-asian="14pt" style:font-size-complex="14pt"/>
    </style:style>
    <style:style style:name="P20" style:family="paragraph" style:parent-style-name="Standard">
      <style:text-properties fo:font-size="14pt" officeooo:rsid="00549921" officeooo:paragraph-rsid="005e107a" style:font-size-asian="14pt" style:font-size-complex="14pt"/>
    </style:style>
    <style:style style:name="P21" style:family="paragraph" style:parent-style-name="Standard">
      <style:text-properties fo:font-size="14pt" officeooo:paragraph-rsid="005fcf5b" style:font-size-asian="14pt" style:font-size-complex="14pt"/>
    </style:style>
    <style:style style:name="P22" style:family="paragraph" style:parent-style-name="Standard">
      <style:text-properties fo:font-size="14pt" officeooo:rsid="00662d7c" officeooo:paragraph-rsid="00662d7c" style:font-size-asian="14pt" style:font-size-complex="14pt"/>
    </style:style>
    <style:style style:name="P23" style:family="paragraph" style:parent-style-name="Standard">
      <style:text-properties fo:font-size="14pt" officeooo:rsid="006aab6e" officeooo:paragraph-rsid="006aab6e" style:font-size-asian="14pt" style:font-size-complex="14pt"/>
    </style:style>
    <style:style style:name="P24" style:family="paragraph" style:parent-style-name="Standard">
      <style:text-properties fo:font-size="14pt" officeooo:rsid="0067103f" officeooo:paragraph-rsid="0067103f" style:font-size-asian="14pt" style:font-size-complex="14pt"/>
    </style:style>
    <style:style style:name="P25" style:family="paragraph" style:parent-style-name="Standard">
      <style:text-properties fo:font-size="14pt" officeooo:paragraph-rsid="006b5ade" style:font-size-asian="14pt" style:font-size-complex="14pt"/>
    </style:style>
    <style:style style:name="P26" style:family="paragraph" style:parent-style-name="Standard">
      <style:text-properties fo:font-size="14pt" officeooo:rsid="003b7cba" officeooo:paragraph-rsid="005ca8db" style:font-size-asian="14pt" style:font-size-complex="14pt"/>
    </style:style>
    <style:style style:name="P27" style:family="paragraph" style:parent-style-name="Standard">
      <style:text-properties fo:font-size="14pt" officeooo:rsid="003b7cba" officeooo:paragraph-rsid="006c574e" style:font-size-asian="14pt" style:font-size-complex="14pt"/>
    </style:style>
    <style:style style:name="P28" style:family="paragraph" style:parent-style-name="Standard">
      <style:text-properties fo:font-size="14pt" officeooo:rsid="0068d509" officeooo:paragraph-rsid="0068d509" style:font-size-asian="14pt" style:font-size-complex="14pt"/>
    </style:style>
    <style:style style:name="P29" style:family="paragraph" style:parent-style-name="Standard">
      <style:text-properties fo:font-size="14pt" fo:font-weight="bold" officeooo:rsid="003b7cba" officeooo:paragraph-rsid="005e4a82" style:font-size-asian="14pt" style:font-weight-asian="bold" style:font-size-complex="14pt" style:font-weight-complex="bold"/>
    </style:style>
    <style:style style:name="P30" style:family="paragraph" style:parent-style-name="Standard">
      <style:text-properties fo:font-size="14pt" fo:font-weight="bold" officeooo:rsid="006b5ade" officeooo:paragraph-rsid="006b5ade" style:font-size-asian="14pt" style:font-weight-asian="bold" style:font-size-complex="14pt" style:font-weight-complex="bold"/>
    </style:style>
    <style:style style:name="P31" style:family="paragraph" style:parent-style-name="Standard">
      <style:text-properties fo:font-size="14pt" fo:font-weight="bold" officeooo:rsid="006c574e" officeooo:paragraph-rsid="006c574e" style:font-size-asian="14pt" style:font-weight-asian="bold" style:font-size-complex="14pt" style:font-weight-complex="bold"/>
    </style:style>
    <style:style style:name="P32" style:family="paragraph" style:parent-style-name="Standard">
      <style:text-properties fo:font-size="14pt" fo:font-weight="bold" officeooo:rsid="006d6a69" officeooo:paragraph-rsid="006d6a69"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32pt" style:font-size-asian="32pt" style:font-size-complex="32pt"/>
    </style:style>
    <style:style style:name="P34" style:family="paragraph" style:parent-style-name="Standard">
      <style:paragraph-properties fo:text-align="center" style:justify-single-word="false"/>
      <style:text-properties fo:font-size="32pt" fo:font-weight="bold" officeooo:paragraph-rsid="002cc69b" style:font-size-asian="32pt" style:font-weight-asian="bold" style:font-size-complex="32pt" style:font-weight-complex="bold"/>
    </style:style>
    <style:style style:name="P3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6" style:family="paragraph" style:parent-style-name="Standard">
      <style:paragraph-properties fo:text-align="center" style:justify-single-word="false"/>
      <style:text-properties fo:font-size="20pt" fo:font-weight="bold" officeooo:paragraph-rsid="0055949b" style:font-size-asian="20pt" style:font-weight-asian="bold" style:font-size-complex="20pt" style:font-weight-complex="bold"/>
    </style:style>
    <style:style style:name="P37" style:family="paragraph" style:parent-style-name="Standard">
      <style:paragraph-properties fo:text-align="center" style:justify-single-word="false"/>
      <style:text-properties fo:font-size="20pt" fo:font-weight="bold" officeooo:paragraph-rsid="006aab6e" style:font-size-asian="20pt" style:font-weight-asian="bold" style:font-size-complex="20pt" style:font-weight-complex="bold"/>
    </style:style>
    <style:style style:name="P38" style:family="paragraph" style:parent-style-name="Standard">
      <style:text-properties style:text-position="0% 100%" fo:font-size="12pt" officeooo:paragraph-rsid="0039c4b5" style:font-size-asian="12pt" style:font-size-complex="12pt"/>
    </style:style>
    <style:style style:name="P39" style:family="paragraph" style:parent-style-name="Standard">
      <style:text-properties style:text-position="0% 100%" fo:font-size="12pt" officeooo:paragraph-rsid="003b7cba" style:font-size-asian="12pt" style:font-size-complex="12pt"/>
    </style:style>
    <style:style style:name="P40" style:family="paragraph" style:parent-style-name="Standard">
      <style:text-properties style:text-position="0% 100%" fo:font-size="12pt" officeooo:rsid="0052850b" officeooo:paragraph-rsid="0052850b" style:font-size-asian="12pt" style:font-size-complex="12pt"/>
    </style:style>
    <style:style style:name="P41" style:family="paragraph" style:parent-style-name="Standard">
      <style:text-properties style:text-position="0% 100%" fo:font-size="12pt" officeooo:paragraph-rsid="0049bf2e" style:font-size-asian="12pt" style:font-size-complex="12pt"/>
    </style:style>
    <style:style style:name="P42" style:family="paragraph" style:parent-style-name="Standard">
      <style:text-properties style:text-position="0% 100%" fo:font-size="12pt" officeooo:rsid="004ded20" officeooo:paragraph-rsid="004ded20" style:font-size-asian="12pt" style:font-size-complex="12pt"/>
    </style:style>
    <style:style style:name="P43" style:family="paragraph" style:parent-style-name="Standard">
      <style:text-properties style:text-position="0% 100%" fo:font-size="12pt" officeooo:rsid="004af8ba" officeooo:paragraph-rsid="004af8ba" style:font-size-asian="12pt" style:font-size-complex="12pt"/>
    </style:style>
    <style:style style:name="P44" style:family="paragraph" style:parent-style-name="Standard">
      <style:text-properties style:text-position="0% 100%" fo:font-size="12pt" officeooo:paragraph-rsid="003ca6bc" style:font-size-asian="12pt" style:font-size-complex="12pt"/>
    </style:style>
    <style:style style:name="P45" style:family="paragraph" style:parent-style-name="Standard">
      <style:text-properties style:text-position="0% 100%" fo:font-size="12pt" officeooo:rsid="0050bd43" officeooo:paragraph-rsid="005e107a" style:font-size-asian="12pt" style:font-size-complex="12pt"/>
    </style:style>
    <style:style style:name="P46" style:family="paragraph" style:parent-style-name="Standard">
      <style:text-properties style:text-position="0% 100%" fo:font-size="12pt" fo:font-style="normal" style:text-underline-style="none" fo:font-weight="normal" officeooo:rsid="003b7cba" officeooo:paragraph-rsid="003b7cba" style:font-size-asian="12pt" style:font-style-asian="normal" style:font-weight-asian="normal" style:font-size-complex="12pt" style:font-style-complex="normal" style:font-weight-complex="normal"/>
    </style:style>
    <style:style style:name="P47" style:family="paragraph" style:parent-style-name="Standard">
      <style:text-properties style:text-position="0% 100%" fo:font-size="12pt" fo:font-style="normal" style:text-underline-style="none" fo:font-weight="normal" officeooo:rsid="003ca6bc" officeooo:paragraph-rsid="003ca6bc" style:font-size-asian="12pt" style:font-style-asian="normal" style:font-weight-asian="normal" style:font-size-complex="12pt" style:font-style-complex="normal" style:font-weight-complex="normal"/>
    </style:style>
    <style:style style:name="P48" style:family="paragraph" style:parent-style-name="Standard">
      <style:text-properties style:text-position="0% 100%" fo:font-size="12pt" fo:font-style="normal" style:text-underline-style="none" fo:font-weight="normal" officeooo:rsid="003ca6bc" officeooo:paragraph-rsid="005e4a82" style:font-size-asian="12pt" style:font-style-asian="normal" style:font-weight-asian="normal" style:font-size-complex="12pt" style:font-style-complex="normal" style:font-weight-complex="normal"/>
    </style:style>
    <style:style style:name="P49" style:family="paragraph" style:parent-style-name="Standard">
      <style:text-properties style:text-position="0% 100%" fo:font-size="12pt" fo:font-style="normal" style:text-underline-style="none" fo:font-weight="normal" officeooo:rsid="00423280" officeooo:paragraph-rsid="00423280" style:font-size-asian="12pt" style:font-style-asian="normal" style:font-weight-asian="normal" style:font-size-complex="12pt" style:font-style-complex="normal" style:font-weight-complex="normal"/>
    </style:style>
    <style:style style:name="P50" style:family="paragraph" style:parent-style-name="Standard">
      <style:text-properties style:text-position="0% 100%" fo:font-size="12pt" fo:font-style="normal" style:text-underline-style="none" fo:font-weight="normal" officeooo:rsid="00423280" officeooo:paragraph-rsid="0043b64a" style:font-size-asian="12pt" style:font-style-asian="normal" style:font-weight-asian="normal" style:font-size-complex="12pt" style:font-style-complex="normal" style:font-weight-complex="normal"/>
    </style:style>
    <style:style style:name="P51" style:family="paragraph" style:parent-style-name="Standard">
      <style:text-properties style:text-position="0% 100%" fo:font-size="12pt" fo:font-style="normal" style:text-underline-style="none" fo:font-weight="normal" officeooo:rsid="0043b64a" officeooo:paragraph-rsid="0043b64a" style:font-size-asian="12pt" style:font-style-asian="normal" style:font-weight-asian="normal" style:font-size-complex="12pt" style:font-style-complex="normal" style:font-weight-complex="normal"/>
    </style:style>
    <style:style style:name="P52" style:family="paragraph" style:parent-style-name="Standard">
      <style:text-properties style:text-position="0% 100%" fo:font-size="12pt" fo:font-style="normal" style:text-underline-style="none" fo:font-weight="normal" officeooo:rsid="0044437d" officeooo:paragraph-rsid="0044437d" style:font-size-asian="12pt" style:font-style-asian="normal" style:font-weight-asian="normal" style:font-size-complex="12pt" style:font-style-complex="normal" style:font-weight-complex="normal"/>
    </style:style>
    <style:style style:name="P53" style:family="paragraph" style:parent-style-name="Standard">
      <style:text-properties style:text-position="0% 100%" fo:font-size="12pt" fo:font-style="normal" style:text-underline-style="none" fo:font-weight="normal" officeooo:rsid="0045fdd4" officeooo:paragraph-rsid="0045fdd4" style:font-size-asian="12pt" style:font-style-asian="normal" style:font-weight-asian="normal" style:font-size-complex="12pt" style:font-style-complex="normal" style:font-weight-complex="normal"/>
    </style:style>
    <style:style style:name="P54" style:family="paragraph" style:parent-style-name="Standard">
      <style:text-properties style:text-position="0% 100%" fo:font-size="12pt" fo:font-style="normal" style:text-underline-style="none" fo:font-weight="normal" officeooo:rsid="0045fdd4" officeooo:paragraph-rsid="0047cbfe" style:font-size-asian="12pt" style:font-style-asian="normal" style:font-weight-asian="normal" style:font-size-complex="12pt" style:font-style-complex="normal" style:font-weight-complex="normal"/>
    </style:style>
    <style:style style:name="P55" style:family="paragraph" style:parent-style-name="Standard">
      <style:text-properties style:text-position="0% 100%" fo:font-size="12pt" fo:font-style="normal" style:text-underline-style="none" fo:font-weight="normal" officeooo:rsid="0050bd43" officeooo:paragraph-rsid="005e4a82" style:font-size-asian="12pt" style:font-style-asian="normal" style:font-weight-asian="normal" style:font-size-complex="12pt" style:font-style-complex="normal" style:font-weight-complex="normal"/>
    </style:style>
    <style:style style:name="P56" style:family="paragraph" style:parent-style-name="Standard">
      <style:text-properties style:text-position="0% 100%" fo:font-size="12pt" fo:font-style="normal" style:text-underline-style="none" fo:font-weight="bold" officeooo:rsid="0043b64a" officeooo:paragraph-rsid="0043b64a" style:font-size-asian="12pt" style:font-style-asian="normal" style:font-weight-asian="bold" style:font-size-complex="12pt" style:font-style-complex="normal" style:font-weight-complex="bold"/>
    </style:style>
    <style:style style:name="P57" style:family="paragraph" style:parent-style-name="Standard">
      <style:text-properties style:text-position="0% 100%" fo:font-size="12pt" fo:font-style="normal" style:text-underline-style="solid" style:text-underline-width="auto" style:text-underline-color="font-color" fo:font-weight="bold" officeooo:rsid="003b7cba" officeooo:paragraph-rsid="003b7cba" style:font-size-asian="12pt" style:font-style-asian="normal" style:font-weight-asian="bold" style:font-size-complex="12pt" style:font-style-complex="normal" style:font-weight-complex="bold"/>
    </style:style>
    <style:style style:name="P58" style:family="paragraph" style:parent-style-name="Standard">
      <style:text-properties style:text-position="0% 100%" fo:font-size="12pt" fo:font-style="normal" style:text-underline-style="solid" style:text-underline-width="auto" style:text-underline-color="font-color" fo:font-weight="bold" officeooo:rsid="003b7cba" officeooo:paragraph-rsid="003ca6bc" style:font-size-asian="12pt" style:font-style-asian="normal" style:font-weight-asian="bold" style:font-size-complex="12pt" style:font-style-complex="normal" style:font-weight-complex="bold"/>
    </style:style>
    <style:style style:name="P59" style:family="paragraph" style:parent-style-name="Standard">
      <style:text-properties style:text-position="0% 100%" fo:font-size="12pt" fo:font-style="normal" style:text-underline-style="solid" style:text-underline-width="auto" style:text-underline-color="font-color" fo:font-weight="bold" officeooo:rsid="0043b64a" officeooo:paragraph-rsid="0043b64a" style:font-size-asian="12pt" style:font-style-asian="normal" style:font-weight-asian="bold" style:font-size-complex="12pt" style:font-style-complex="normal" style:font-weight-complex="bold"/>
    </style:style>
    <style:style style:name="P60" style:family="paragraph" style:parent-style-name="Standard">
      <style:text-properties style:text-position="0% 100%" fo:font-size="12pt" fo:font-style="normal" style:text-underline-style="solid" style:text-underline-width="auto" style:text-underline-color="font-color" fo:font-weight="bold" officeooo:rsid="0044437d" officeooo:paragraph-rsid="0044437d" style:font-size-asian="12pt" style:font-style-asian="normal" style:font-weight-asian="bold" style:font-size-complex="12pt" style:font-style-complex="normal" style:font-weight-complex="bold"/>
    </style:style>
    <style:style style:name="P61" style:family="paragraph" style:parent-style-name="Standard">
      <style:text-properties style:text-position="0% 100%" fo:font-size="12pt" fo:font-style="normal" officeooo:rsid="0050bd43" officeooo:paragraph-rsid="0050bd43" style:font-size-asian="12pt" style:font-style-asian="normal" style:font-size-complex="12pt" style:font-style-complex="normal"/>
    </style:style>
    <style:style style:name="P62" style:family="paragraph" style:parent-style-name="Standard">
      <style:text-properties style:text-position="0% 100%" fo:font-size="12pt" fo:font-style="normal" officeooo:rsid="0050bd43" officeooo:paragraph-rsid="005e107a" style:font-size-asian="12pt" style:font-style-asian="normal" style:font-size-complex="12pt" style:font-style-complex="normal"/>
    </style:style>
    <style:style style:name="P63" style:family="paragraph" style:parent-style-name="Standard">
      <style:text-properties style:text-position="0% 100%" fo:font-size="12pt" fo:font-style="normal" officeooo:rsid="005058bb" officeooo:paragraph-rsid="005058bb" style:font-size-asian="12pt" style:font-style-asian="normal" style:font-size-complex="12pt" style:font-style-complex="normal"/>
    </style:style>
    <style:style style:name="P64" style:family="paragraph" style:parent-style-name="Standard">
      <style:text-properties style:text-position="0% 100%" fo:font-size="12pt" fo:font-style="normal" officeooo:rsid="004ec1b8" officeooo:paragraph-rsid="0049bf2e" style:font-size-asian="12pt" style:font-style-asian="normal" style:font-size-complex="12pt" style:font-style-complex="normal"/>
    </style:style>
    <style:style style:name="P65" style:family="paragraph" style:parent-style-name="Standard">
      <style:text-properties style:text-position="0% 100%" fo:font-size="12pt" fo:font-style="normal" officeooo:rsid="004ec1b8" officeooo:paragraph-rsid="005e107a" style:font-size-asian="12pt" style:font-style-asian="normal" style:font-size-complex="12pt" style:font-style-complex="normal"/>
    </style:style>
    <style:style style:name="P66" style:family="paragraph" style:parent-style-name="Standard">
      <style:text-properties style:text-position="0% 100%" fo:font-size="14pt" fo:font-style="normal" style:text-underline-style="solid" style:text-underline-width="auto" style:text-underline-color="font-color" fo:font-weight="bold" officeooo:rsid="003b7cba" officeooo:paragraph-rsid="005ca8db" style:font-size-asian="14pt" style:font-style-asian="normal" style:font-weight-asian="bold" style:font-size-complex="14pt" style:font-style-complex="normal" style:font-weight-complex="bold"/>
    </style:style>
    <style:style style:name="P67" style:family="paragraph" style:parent-style-name="Standard">
      <style:text-properties style:text-position="0% 100%" fo:font-size="14pt" fo:font-style="normal" style:text-underline-style="solid" style:text-underline-width="auto" style:text-underline-color="font-color" fo:font-weight="bold" officeooo:rsid="003b7cba" officeooo:paragraph-rsid="005e107a" style:font-size-asian="14pt" style:font-style-asian="normal" style:font-weight-asian="bold" style:font-size-complex="14pt" style:font-style-complex="normal" style:font-weight-complex="bold"/>
    </style:style>
    <style:style style:name="P68" style:family="paragraph" style:parent-style-name="Standard">
      <style:text-properties style:text-position="0% 100%" fo:font-size="14pt" fo:font-style="normal" style:text-underline-style="solid" style:text-underline-width="auto" style:text-underline-color="font-color" fo:font-weight="bold" officeooo:rsid="004ec1b8" officeooo:paragraph-rsid="005e4a82" style:font-size-asian="14pt" style:font-style-asian="normal" style:font-weight-asian="bold" style:font-size-complex="14pt" style:font-style-complex="normal" style:font-weight-complex="bold"/>
    </style:style>
    <style:style style:name="P69" style:family="paragraph" style:parent-style-name="Standard">
      <style:text-properties style:text-position="0% 100%" fo:font-size="14pt" fo:font-style="normal" style:text-underline-style="solid" style:text-underline-width="auto" style:text-underline-color="font-color" fo:font-weight="bold" officeooo:rsid="004ec1b8" officeooo:paragraph-rsid="005e107a" style:font-size-asian="14pt" style:font-style-asian="normal" style:font-weight-asian="bold" style:font-size-complex="14pt" style:font-style-complex="normal" style:font-weight-complex="bold"/>
    </style:style>
    <style:style style:name="P70" style:family="paragraph" style:parent-style-name="Standard">
      <style:text-properties style:text-position="0% 100%" fo:font-size="14pt" fo:font-style="normal" style:text-underline-style="solid" style:text-underline-width="auto" style:text-underline-color="font-color" fo:font-weight="bold" officeooo:rsid="0055cfd9" officeooo:paragraph-rsid="00615ac2" style:font-size-asian="14pt" style:font-style-asian="normal" style:font-weight-asian="bold" style:font-size-complex="14pt" style:font-style-complex="normal" style:font-weight-complex="bold"/>
    </style:style>
    <style:style style:name="P71" style:family="paragraph" style:parent-style-name="Standard">
      <style:text-properties style:text-position="0% 100%" fo:font-size="14pt" fo:font-style="normal" style:text-underline-style="none" fo:font-weight="normal" officeooo:rsid="003ca6bc" officeooo:paragraph-rsid="005e107a" style:font-size-asian="14pt" style:font-style-asian="normal" style:font-weight-asian="normal" style:font-size-complex="14pt" style:font-style-complex="normal" style:font-weight-complex="normal"/>
    </style:style>
    <style:style style:name="P72" style:family="paragraph" style:parent-style-name="Standard">
      <style:text-properties style:text-position="0% 100%" fo:font-size="14pt" fo:font-style="normal" style:text-underline-style="none" fo:font-weight="normal" officeooo:rsid="003ca6bc" officeooo:paragraph-rsid="005ca8db" style:font-size-asian="14pt" style:font-style-asian="normal" style:font-weight-asian="normal" style:font-size-complex="14pt" style:font-style-complex="normal" style:font-weight-complex="normal"/>
    </style:style>
    <style:style style:name="P73" style:family="paragraph" style:parent-style-name="Standard">
      <style:text-properties style:text-position="0% 100%" fo:font-size="14pt" fo:font-style="normal" style:text-underline-style="none" fo:font-weight="normal" officeooo:rsid="003ca6bc" officeooo:paragraph-rsid="0062295e" style:font-size-asian="14pt" style:font-style-asian="normal" style:font-weight-asian="normal" style:font-size-complex="14pt" style:font-style-complex="normal" style:font-weight-complex="normal"/>
    </style:style>
    <style:style style:name="P74" style:family="paragraph" style:parent-style-name="Standard">
      <style:text-properties style:text-position="0% 100%" fo:font-size="14pt" fo:font-style="normal" style:text-underline-style="none" fo:font-weight="normal" officeooo:rsid="003ca6bc" officeooo:paragraph-rsid="0072cb81" style:font-size-asian="14pt" style:font-style-asian="normal" style:font-weight-asian="normal" style:font-size-complex="14pt" style:font-style-complex="normal" style:font-weight-complex="normal"/>
    </style:style>
    <style:style style:name="P75" style:family="paragraph" style:parent-style-name="Standard">
      <style:text-properties style:text-position="0% 100%" fo:font-size="14pt" fo:font-style="normal" style:text-underline-style="none" fo:font-weight="normal" officeooo:rsid="003e29e9" officeooo:paragraph-rsid="005e4a82" style:font-size-asian="14pt" style:font-style-asian="normal" style:font-weight-asian="normal" style:font-size-complex="14pt" style:font-style-complex="normal" style:font-weight-complex="normal"/>
    </style:style>
    <style:style style:name="P76" style:family="paragraph" style:parent-style-name="Standard">
      <style:text-properties style:text-position="0% 100%" fo:font-size="14pt" fo:font-style="normal" style:text-underline-style="none" fo:font-weight="normal" officeooo:rsid="003e29e9" officeooo:paragraph-rsid="0062295e" style:font-size-asian="14pt" style:font-style-asian="normal" style:font-weight-asian="normal" style:font-size-complex="14pt" style:font-style-complex="normal" style:font-weight-complex="normal"/>
    </style:style>
    <style:style style:name="P77" style:family="paragraph" style:parent-style-name="Standard">
      <style:text-properties style:text-position="0% 100%" fo:font-size="14pt" fo:font-style="normal" style:text-underline-style="none" fo:font-weight="normal" officeooo:rsid="003e29e9" officeooo:paragraph-rsid="006bb6d2" style:font-size-asian="14pt" style:font-style-asian="normal" style:font-weight-asian="normal" style:font-size-complex="14pt" style:font-style-complex="normal" style:font-weight-complex="normal"/>
    </style:style>
    <style:style style:name="P78" style:family="paragraph" style:parent-style-name="Standard">
      <style:text-properties style:text-position="0% 100%" fo:font-size="14pt" fo:font-style="normal" style:text-underline-style="none" fo:font-weight="normal" officeooo:rsid="005ca8db" officeooo:paragraph-rsid="005ca8db" style:font-size-asian="14pt" style:font-style-asian="normal" style:font-weight-asian="normal" style:font-size-complex="14pt" style:font-style-complex="normal" style:font-weight-complex="normal"/>
    </style:style>
    <style:style style:name="P79" style:family="paragraph" style:parent-style-name="Standard">
      <style:text-properties style:text-position="0% 100%" fo:font-size="14pt" fo:font-style="normal" style:text-underline-style="none" fo:font-weight="normal" officeooo:rsid="0068d509" officeooo:paragraph-rsid="005ca8db" style:font-size-asian="14pt" style:font-style-asian="normal" style:font-weight-asian="normal" style:font-size-complex="14pt" style:font-style-complex="normal" style:font-weight-complex="normal"/>
    </style:style>
    <style:style style:name="P80" style:family="paragraph" style:parent-style-name="Standard">
      <style:text-properties style:text-position="0% 100%" fo:font-size="14pt" fo:font-style="normal" style:text-underline-style="none" fo:font-weight="normal" officeooo:rsid="0068dc9d" officeooo:paragraph-rsid="0068d509" style:font-size-asian="14pt" style:font-style-asian="normal" style:font-weight-asian="normal" style:font-size-complex="14pt" style:font-style-complex="normal" style:font-weight-complex="normal"/>
    </style:style>
    <style:style style:name="P81" style:family="paragraph" style:parent-style-name="Standard">
      <style:text-properties style:text-position="0% 100%" fo:font-size="14pt" fo:font-style="normal" style:text-underline-style="none" fo:font-weight="normal" officeooo:rsid="00713cff" officeooo:paragraph-rsid="006e4913" style:font-size-asian="14pt" style:font-style-asian="normal" style:font-weight-asian="normal" style:font-size-complex="14pt" style:font-style-complex="normal" style:font-weight-complex="normal"/>
    </style:style>
    <style:style style:name="P82" style:family="paragraph" style:parent-style-name="Standard">
      <style:text-properties style:text-position="0% 100%" fo:font-size="14pt" fo:font-style="normal" style:text-underline-style="none" fo:font-weight="normal" officeooo:rsid="0070a4b8" officeooo:paragraph-rsid="006e4913" style:font-size-asian="14pt" style:font-style-asian="normal" style:font-weight-asian="normal" style:font-size-complex="14pt" style:font-style-complex="normal" style:font-weight-complex="normal"/>
    </style:style>
    <style:style style:name="P83" style:family="paragraph" style:parent-style-name="Standard">
      <style:text-properties style:text-position="0% 100%" fo:font-size="14pt" fo:font-style="normal" style:text-underline-style="none" fo:font-weight="bold" officeooo:rsid="006d6a69" officeooo:paragraph-rsid="006d6a69" style:font-size-asian="14pt" style:font-style-asian="normal" style:font-weight-asian="bold" style:font-size-complex="14pt" style:font-style-complex="normal" style:font-weight-complex="bold"/>
    </style:style>
    <style:style style:name="P84" style:family="paragraph" style:parent-style-name="Standard">
      <style:text-properties style:text-position="0% 100%" fo:font-size="14pt" fo:font-style="normal" officeooo:rsid="004ded20" officeooo:paragraph-rsid="005e107a" style:font-size-asian="14pt" style:font-style-asian="normal" style:font-size-complex="14pt" style:font-style-complex="normal"/>
    </style:style>
    <style:style style:name="P85" style:family="paragraph" style:parent-style-name="Standard">
      <style:text-properties style:text-position="0% 100%" fo:font-size="14pt" fo:font-style="normal" officeooo:rsid="004ec1b8" officeooo:paragraph-rsid="005e107a" style:font-size-asian="14pt" style:font-style-asian="normal" style:font-size-complex="14pt" style:font-style-complex="normal"/>
    </style:style>
    <style:style style:name="P86" style:family="paragraph" style:parent-style-name="Standard">
      <style:text-properties style:text-position="0% 100%" fo:font-size="14pt" fo:font-style="normal" officeooo:rsid="004ec1b8" officeooo:paragraph-rsid="005ca8db" style:font-size-asian="14pt" style:font-style-asian="normal" style:font-size-complex="14pt" style:font-style-complex="normal"/>
    </style:style>
    <style:style style:name="P87" style:family="paragraph" style:parent-style-name="Standard">
      <style:text-properties style:text-position="0% 100%" fo:font-size="14pt" fo:font-style="normal" officeooo:rsid="0050bd43" officeooo:paragraph-rsid="0062295e" style:font-size-asian="14pt" style:font-style-asian="normal" style:font-size-complex="14pt" style:font-style-complex="normal"/>
    </style:style>
    <style:style style:name="P88" style:family="paragraph" style:parent-style-name="Standard">
      <style:text-properties style:text-position="0% 100%" fo:font-size="14pt" fo:font-style="normal" officeooo:rsid="0050bd43" officeooo:paragraph-rsid="00631ca1" style:font-size-asian="14pt" style:font-style-asian="normal" style:font-size-complex="14pt" style:font-style-complex="normal"/>
    </style:style>
    <style:style style:name="P89" style:family="paragraph" style:parent-style-name="Standard">
      <style:text-properties style:text-position="0% 100%" fo:font-size="14pt" fo:font-style="normal" officeooo:rsid="005e4a82" officeooo:paragraph-rsid="005e107a" style:font-size-asian="14pt" style:font-style-asian="normal" style:font-size-complex="14pt" style:font-style-complex="normal"/>
    </style:style>
    <style:style style:name="P90" style:family="paragraph" style:parent-style-name="Standard">
      <style:text-properties style:text-position="0% 100%" fo:font-size="14pt" officeooo:paragraph-rsid="005ca8db" style:font-size-asian="14pt" style:font-size-complex="14pt"/>
    </style:style>
    <style:style style:name="P91" style:family="paragraph" style:parent-style-name="Standard">
      <style:text-properties style:text-position="0% 100%" fo:font-size="14pt" officeooo:paragraph-rsid="005e107a" style:font-size-asian="14pt" style:font-size-complex="14pt"/>
    </style:style>
    <style:style style:name="P92" style:family="paragraph" style:parent-style-name="Standard">
      <style:text-properties style:text-position="0% 100%" fo:font-size="14pt" officeooo:rsid="004c67ac" officeooo:paragraph-rsid="005e107a" style:font-size-asian="14pt" style:font-size-complex="14pt"/>
    </style:style>
    <style:style style:name="P93" style:family="paragraph" style:parent-style-name="Standard">
      <style:text-properties style:text-position="0% 100%" fo:font-size="14pt" officeooo:rsid="004ded20" officeooo:paragraph-rsid="005e107a" style:font-size-asian="14pt" style:font-size-complex="14pt"/>
    </style:style>
    <style:style style:name="P94" style:family="paragraph" style:parent-style-name="Standard">
      <style:text-properties style:text-position="0% 100%" fo:font-size="14pt" officeooo:paragraph-rsid="005fcf5b" style:font-size-asian="14pt" style:font-size-complex="14pt"/>
    </style:style>
    <style:style style:name="P95" style:family="paragraph" style:parent-style-name="Standard">
      <style:text-properties style:text-position="0% 100%" fo:font-size="14pt" officeooo:paragraph-rsid="005e4a82" style:font-size-asian="14pt" style:font-size-complex="14pt"/>
    </style:style>
    <style:style style:name="P96" style:family="paragraph" style:parent-style-name="Standard">
      <style:text-properties style:text-position="0% 100%" fo:font-size="14pt" officeooo:paragraph-rsid="0062295e" style:font-size-asian="14pt" style:font-size-complex="14pt"/>
    </style:style>
    <style:style style:name="P97" style:family="paragraph" style:parent-style-name="Standard">
      <style:text-properties style:text-position="0% 100%" fo:font-size="14pt" officeooo:rsid="0050bd43" officeooo:paragraph-rsid="00631ca1" style:font-size-asian="14pt" style:font-size-complex="14pt"/>
    </style:style>
    <style:style style:name="P98" style:family="paragraph" style:parent-style-name="Standard">
      <style:text-properties style:text-position="0% 100%" fo:font-size="14pt" officeooo:rsid="00648998" officeooo:paragraph-rsid="00648998" style:font-size-asian="14pt" style:font-size-complex="14pt"/>
    </style:style>
    <style:style style:name="P99" style:family="paragraph" style:parent-style-name="Standard">
      <style:text-properties style:text-position="0% 100%" fo:font-size="14pt" officeooo:rsid="0063cf90" officeooo:paragraph-rsid="0063cf90" style:font-size-asian="14pt" style:font-size-complex="14pt"/>
    </style:style>
    <style:style style:name="P100" style:family="paragraph" style:parent-style-name="Standard">
      <style:text-properties style:text-position="0% 100%" fo:font-size="14pt" officeooo:rsid="0067103f" officeooo:paragraph-rsid="0067103f" style:font-size-asian="14pt" style:font-size-complex="14pt"/>
    </style:style>
    <style:style style:name="P101" style:family="paragraph" style:parent-style-name="Standard">
      <style:text-properties style:text-position="0% 100%" fo:font-size="14pt" officeooo:rsid="0067103f" officeooo:paragraph-rsid="006b5ade" style:font-size-asian="14pt" style:font-size-complex="14pt"/>
    </style:style>
    <style:style style:name="P102" style:family="paragraph" style:parent-style-name="Standard">
      <style:text-properties style:text-position="0% 100%" fo:font-size="14pt" officeooo:rsid="00687ccf" officeooo:paragraph-rsid="00687ccf" style:font-size-asian="14pt" style:font-size-complex="14pt"/>
    </style:style>
    <style:style style:name="P103" style:family="paragraph" style:parent-style-name="Standard">
      <style:text-properties style:text-position="0% 100%" fo:font-size="14pt" officeooo:rsid="0068d509" officeooo:paragraph-rsid="0068d509" style:font-size-asian="14pt" style:font-size-complex="14pt"/>
    </style:style>
    <style:style style:name="P104" style:family="paragraph" style:parent-style-name="Standard">
      <style:text-properties style:text-position="0% 100%" fo:font-size="14pt" officeooo:paragraph-rsid="006b5ade" style:font-size-asian="14pt" style:font-size-complex="14pt"/>
    </style:style>
    <style:style style:name="P105" style:family="paragraph" style:parent-style-name="Standard">
      <style:text-properties style:text-position="0% 100%" fo:font-size="14pt" officeooo:paragraph-rsid="006e4913" style:font-size-asian="14pt" style:font-size-complex="14pt"/>
    </style:style>
    <style:style style:name="P106" style:family="paragraph" style:parent-style-name="Standard">
      <style:text-properties style:text-position="0% 100%" fo:font-size="14pt" fo:font-weight="bold" officeooo:rsid="004ec1b8" officeooo:paragraph-rsid="005e4a82" style:font-size-asian="14pt" style:font-weight-asian="bold" style:font-size-complex="14pt" style:font-weight-complex="bold"/>
    </style:style>
    <style:style style:name="P107" style:family="paragraph" style:parent-style-name="Standard">
      <style:text-properties style:text-position="0% 100%" fo:font-size="14pt" fo:font-weight="bold" officeooo:rsid="003b7cba" officeooo:paragraph-rsid="005e4a82" style:font-size-asian="14pt" style:font-weight-asian="bold" style:font-size-complex="14pt" style:font-weight-complex="bold"/>
    </style:style>
    <style:style style:name="P108" style:family="paragraph" style:parent-style-name="Standard">
      <style:text-properties style:text-position="0% 100%" fo:font-size="14pt" fo:font-weight="bold" officeooo:rsid="00713cff" officeooo:paragraph-rsid="00713cff" style:font-size-asian="14pt" style:font-weight-asian="bold" style:font-size-complex="14pt" style:font-weight-complex="bold"/>
    </style:style>
    <style:style style:name="P109" style:family="paragraph" style:parent-style-name="Standard">
      <style:text-properties style:text-position="0% 100%" fo:font-size="14pt" fo:font-weight="bold" officeooo:rsid="0072cb81" officeooo:paragraph-rsid="0072cb81" style:font-size-asian="14pt" style:font-weight-asian="bold" style:font-size-complex="14pt" style:font-weight-complex="bold"/>
    </style:style>
    <style:style style:name="P110" style:family="paragraph" style:parent-style-name="Standard">
      <style:text-properties style:text-position="0% 100%" fo:font-size="14pt" fo:font-weight="normal" officeooo:rsid="005e4a82" officeooo:paragraph-rsid="005e4a82" style:font-size-asian="14pt" style:font-weight-asian="normal" style:font-size-complex="14pt" style:font-weight-complex="normal"/>
    </style:style>
    <style:style style:name="P111" style:family="paragraph" style:parent-style-name="Standard">
      <style:text-properties style:text-position="0% 100%" fo:font-size="14pt" fo:font-weight="normal" officeooo:rsid="0044437d" officeooo:paragraph-rsid="005e4a82" style:font-size-asian="14pt" style:font-weight-asian="normal" style:font-size-complex="14pt" style:font-weight-complex="normal"/>
    </style:style>
    <style:style style:name="P112" style:family="paragraph" style:parent-style-name="Standard">
      <style:text-properties style:text-position="0% 100%" fo:font-size="14pt" style:text-underline-style="none" fo:font-weight="bold" officeooo:rsid="004c67ac" officeooo:paragraph-rsid="005e107a" style:font-size-asian="14pt" style:font-weight-asian="bold" style:font-size-complex="14pt" style:font-weight-complex="bold"/>
    </style:style>
    <style:style style:name="P113" style:family="paragraph" style:parent-style-name="Standard">
      <style:text-properties style:text-position="0% 100%" style:font-name="Liberation Serif" fo:font-size="14pt" fo:font-style="normal" officeooo:rsid="00573a93" officeooo:paragraph-rsid="00631ca1" style:font-size-asian="14pt" style:font-style-asian="normal" style:font-size-complex="14pt" style:font-style-complex="normal"/>
    </style:style>
    <style:style style:name="P114" style:family="paragraph" style:parent-style-name="Standard">
      <style:text-properties style:text-position="0% 100%" style:font-name="Liberation Serif" fo:font-size="14pt" fo:font-style="normal" officeooo:rsid="00631ca1" officeooo:paragraph-rsid="00631ca1" style:font-size-asian="14pt" style:font-style-asian="normal" style:font-size-complex="14pt" style:font-style-complex="normal"/>
    </style:style>
    <style:style style:name="P115" style:family="paragraph" style:parent-style-name="Standard">
      <style:text-properties style:text-position="0% 100%" style:font-name="Liberation Serif" fo:font-size="14pt" fo:font-style="normal" officeooo:rsid="0050bd43" officeooo:paragraph-rsid="0062295e" style:font-size-asian="14pt" style:font-style-asian="normal" style:font-size-complex="14pt" style:font-style-complex="normal"/>
    </style:style>
    <style:style style:name="P116" style:family="paragraph" style:parent-style-name="Standard">
      <style:text-properties style:text-position="0% 100%" style:font-name="Liberation Serif" fo:font-size="12pt" fo:font-weight="normal" officeooo:rsid="0072cb81" officeooo:paragraph-rsid="0072cb81" style:font-name-asian="WenQuanYi Micro Hei" style:font-size-asian="10.5pt" style:font-weight-asian="normal" style:font-name-complex="Lohit Hindi" style:font-size-complex="12pt" style:font-weight-complex="normal"/>
    </style:style>
    <style:style style:name="P117" style:family="paragraph" style:parent-style-name="Standard">
      <style:text-properties fo:font-size="12pt" officeooo:rsid="00357232" officeooo:paragraph-rsid="00357232" style:font-size-asian="12pt" style:font-size-complex="12pt"/>
    </style:style>
    <style:style style:name="P118" style:family="paragraph" style:parent-style-name="Standard">
      <style:text-properties fo:font-size="12pt" officeooo:rsid="0040cd34" officeooo:paragraph-rsid="0040cd34" style:font-size-asian="12pt" style:font-size-complex="12pt"/>
    </style:style>
    <style:style style:name="P119" style:family="paragraph" style:parent-style-name="Standard">
      <style:text-properties fo:font-size="12pt" officeooo:rsid="0040cd34" officeooo:paragraph-rsid="00549921" style:font-size-asian="12pt" style:font-size-complex="12pt"/>
    </style:style>
    <style:style style:name="P120" style:family="paragraph" style:parent-style-name="Standard">
      <style:text-properties fo:font-size="12pt" officeooo:rsid="0037657e" officeooo:paragraph-rsid="0037657e" style:font-size-asian="12pt" style:font-size-complex="12pt"/>
    </style:style>
    <style:style style:name="P121" style:family="paragraph" style:parent-style-name="Standard">
      <style:text-properties fo:font-size="12pt" officeooo:paragraph-rsid="00383e42" style:font-size-asian="12pt" style:font-size-complex="12pt"/>
    </style:style>
    <style:style style:name="P122" style:family="paragraph" style:parent-style-name="Standard">
      <style:text-properties fo:font-size="12pt" officeooo:rsid="00383e42" officeooo:paragraph-rsid="00383e42" style:font-size-asian="12pt" style:font-size-complex="12pt"/>
    </style:style>
    <style:style style:name="P123" style:family="paragraph" style:parent-style-name="Standard">
      <style:text-properties fo:font-size="12pt" officeooo:paragraph-rsid="0039c4b5" style:font-size-asian="12pt" style:font-size-complex="12pt"/>
    </style:style>
    <style:style style:name="P124" style:family="paragraph" style:parent-style-name="Standard">
      <style:text-properties fo:font-size="12pt" officeooo:paragraph-rsid="003b7cba" style:font-size-asian="12pt" style:font-size-complex="12pt"/>
    </style:style>
    <style:style style:name="P125" style:family="paragraph" style:parent-style-name="Standard">
      <style:text-properties fo:font-size="12pt" officeooo:paragraph-rsid="00423280" style:font-size-asian="12pt" style:font-size-complex="12pt"/>
    </style:style>
    <style:style style:name="P126" style:family="paragraph" style:parent-style-name="Standard">
      <style:text-properties fo:font-size="12pt" officeooo:paragraph-rsid="0049bf2e" style:font-size-asian="12pt" style:font-size-complex="12pt"/>
    </style:style>
    <style:style style:name="P127" style:family="paragraph" style:parent-style-name="Standard">
      <style:text-properties fo:font-size="12pt" officeooo:rsid="0049bf2e" officeooo:paragraph-rsid="0049bf2e" style:font-size-asian="12pt" style:font-size-complex="12pt"/>
    </style:style>
    <style:style style:name="P128" style:family="paragraph" style:parent-style-name="Standard">
      <style:text-properties fo:font-size="12pt" officeooo:paragraph-rsid="005058bb" style:font-size-asian="12pt" style:font-size-complex="12pt"/>
    </style:style>
    <style:style style:name="P129" style:family="paragraph" style:parent-style-name="Standard">
      <style:text-properties fo:font-size="12pt" officeooo:paragraph-rsid="004af8ba" style:font-size-asian="12pt" style:font-size-complex="12pt"/>
    </style:style>
    <style:style style:name="P130" style:family="paragraph" style:parent-style-name="Standard">
      <style:text-properties fo:font-size="12pt" officeooo:paragraph-rsid="0044437d" style:font-size-asian="12pt" style:font-size-complex="12pt"/>
    </style:style>
    <style:style style:name="P131" style:family="paragraph" style:parent-style-name="Standard">
      <style:text-properties fo:font-size="12pt" fo:font-style="normal" officeooo:rsid="00383e42" officeooo:paragraph-rsid="0037657e" style:font-size-asian="12pt" style:font-style-asian="normal" style:font-size-complex="12pt" style:font-style-complex="normal"/>
    </style:style>
    <style:style style:name="P132" style:family="paragraph" style:parent-style-name="Standard">
      <style:text-properties fo:font-size="12pt" fo:font-style="normal" officeooo:rsid="00383e42" officeooo:paragraph-rsid="00383e42" style:font-size-asian="12pt" style:font-style-asian="normal" style:font-size-complex="12pt" style:font-style-complex="normal"/>
    </style:style>
    <style:style style:name="P133" style:family="paragraph" style:parent-style-name="Standard">
      <style:text-properties fo:font-size="12pt" fo:font-style="normal" officeooo:rsid="0039c4b5" officeooo:paragraph-rsid="0039c4b5" style:font-size-asian="12pt" style:font-style-asian="normal" style:font-size-complex="12pt" style:font-style-complex="normal"/>
    </style:style>
    <style:style style:name="P134" style:family="paragraph" style:parent-style-name="Standard">
      <style:text-properties fo:font-size="12pt" fo:font-style="normal" style:text-underline-style="solid" style:text-underline-width="auto" style:text-underline-color="font-color" fo:font-weight="bold" officeooo:rsid="0039c4b5" officeooo:paragraph-rsid="0039c4b5" style:font-size-asian="12pt" style:font-style-asian="normal" style:font-weight-asian="bold" style:font-size-complex="12pt" style:font-style-complex="normal" style:font-weight-complex="bold"/>
    </style:style>
    <style:style style:name="P135" style:family="paragraph" style:parent-style-name="Standard">
      <style:text-properties fo:font-size="12pt" fo:font-style="normal" style:text-underline-style="solid" style:text-underline-width="auto" style:text-underline-color="font-color" fo:font-weight="bold" officeooo:rsid="0039c4b5" officeooo:paragraph-rsid="003b7cba" style:font-size-asian="12pt" style:font-style-asian="normal" style:font-weight-asian="bold" style:font-size-complex="12pt" style:font-style-complex="normal" style:font-weight-complex="bold"/>
    </style:style>
    <style:style style:name="P136" style:family="paragraph" style:parent-style-name="Standard">
      <style:text-properties fo:font-size="12pt" fo:font-style="normal" style:text-underline-style="none" fo:font-weight="normal" officeooo:rsid="0039c4b5" officeooo:paragraph-rsid="0039c4b5" style:font-size-asian="12pt" style:font-style-asian="normal" style:font-weight-asian="normal" style:font-size-complex="12pt" style:font-style-complex="normal" style:font-weight-complex="normal"/>
    </style:style>
    <style:style style:name="P137" style:family="paragraph" style:parent-style-name="Standard">
      <style:text-properties fo:font-size="12pt" fo:font-style="normal" style:text-underline-style="none" fo:font-weight="normal" officeooo:rsid="0039c4b5" officeooo:paragraph-rsid="003b7cba" style:font-size-asian="12pt" style:font-style-asian="normal" style:font-weight-asian="normal" style:font-size-complex="12pt" style:font-style-complex="normal" style:font-weight-complex="normal"/>
    </style:style>
    <style:style style:name="P138" style:family="paragraph" style:parent-style-name="Standard">
      <style:text-properties fo:font-size="12pt" fo:font-style="normal" style:text-underline-style="none" fo:font-weight="normal" officeooo:rsid="00516720" officeooo:paragraph-rsid="00516720" style:font-size-asian="12pt" style:font-style-asian="normal" style:font-weight-asian="normal" style:font-size-complex="12pt" style:font-style-complex="normal" style:font-weight-complex="normal"/>
    </style:style>
    <style:style style:name="P139" style:family="paragraph" style:parent-style-name="Standard">
      <style:text-properties fo:font-size="12pt" fo:font-style="normal" style:text-underline-style="none" fo:font-weight="normal" officeooo:rsid="0052850b" officeooo:paragraph-rsid="0052850b" style:font-size-asian="12pt" style:font-style-asian="normal" style:font-weight-asian="normal" style:font-size-complex="12pt" style:font-style-complex="normal" style:font-weight-complex="normal"/>
    </style:style>
    <style:style style:name="P140" style:family="paragraph" style:parent-style-name="Standard">
      <style:text-properties fo:font-size="12pt" fo:font-style="normal" style:text-underline-style="none" fo:font-weight="normal" officeooo:rsid="003b7cba" officeooo:paragraph-rsid="003b7cba"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center" style:justify-single-word="false"/>
      <style:text-properties fo:font-size="12pt" fo:font-weight="bold" officeooo:paragraph-rsid="00383e42" style:font-size-asian="12pt" style:font-weight-asian="bold" style:font-size-complex="12pt" style:font-weight-complex="bold"/>
    </style:style>
    <style:style style:name="P142" style:family="paragraph" style:parent-style-name="Standard">
      <style:paragraph-properties fo:text-align="center" style:justify-single-word="false"/>
      <style:text-properties fo:font-size="12pt" fo:font-weight="bold" officeooo:paragraph-rsid="0039c4b5" style:font-size-asian="12pt" style:font-weight-asian="bold" style:font-size-complex="12pt" style:font-weight-complex="bold"/>
    </style:style>
    <style:style style:name="P143" style:family="paragraph" style:parent-style-name="Standard">
      <style:paragraph-properties fo:text-align="center" style:justify-single-word="false"/>
      <style:text-properties fo:font-size="12pt" fo:font-weight="bold" officeooo:paragraph-rsid="003b7cba" style:font-size-asian="12pt" style:font-weight-asian="bold" style:font-size-complex="12pt" style:font-weight-complex="bold"/>
    </style:style>
    <style:style style:name="P144" style:family="paragraph" style:parent-style-name="Standard">
      <style:paragraph-properties fo:text-align="center" style:justify-single-word="false"/>
      <style:text-properties fo:font-size="12pt" fo:font-weight="bold" officeooo:paragraph-rsid="00423280" style:font-size-asian="12pt" style:font-weight-asian="bold" style:font-size-complex="12pt" style:font-weight-complex="bold"/>
    </style:style>
    <style:style style:name="P145" style:family="paragraph" style:parent-style-name="Standard">
      <style:paragraph-properties fo:text-align="center" style:justify-single-word="false"/>
      <style:text-properties fo:font-size="12pt" fo:font-weight="bold" officeooo:paragraph-rsid="0049bf2e" style:font-size-asian="12pt" style:font-weight-asian="bold" style:font-size-complex="12pt" style:font-weight-complex="bold"/>
    </style:style>
    <style:style style:name="P146" style:family="paragraph" style:parent-style-name="Standard">
      <style:paragraph-properties fo:text-align="center" style:justify-single-word="false"/>
      <style:text-properties fo:font-size="12pt" fo:font-weight="bold" officeooo:paragraph-rsid="005058bb" style:font-size-asian="12pt" style:font-weight-asian="bold" style:font-size-complex="12pt" style:font-weight-complex="bold"/>
    </style:style>
    <style:style style:name="P147" style:family="paragraph" style:parent-style-name="Standard">
      <style:paragraph-properties fo:text-align="center" style:justify-single-word="false"/>
      <style:text-properties fo:font-size="12pt" fo:font-weight="bold" officeooo:paragraph-rsid="004af8ba" style:font-size-asian="12pt" style:font-weight-asian="bold" style:font-size-complex="12pt" style:font-weight-complex="bold"/>
    </style:style>
    <style:style style:name="P148" style:family="paragraph" style:parent-style-name="Standard">
      <style:paragraph-properties fo:text-align="center" style:justify-single-word="false"/>
      <style:text-properties fo:font-size="12pt" fo:font-weight="bold" officeooo:paragraph-rsid="0044437d" style:font-size-asian="12pt" style:font-weight-asian="bold" style:font-size-complex="12pt" style:font-weight-complex="bold"/>
    </style:style>
    <style:style style:name="P149" style:family="paragraph" style:parent-style-name="Standard">
      <style:text-properties fo:font-size="12pt" fo:font-weight="normal" officeooo:rsid="003f0d98" officeooo:paragraph-rsid="003f0d98" style:font-size-asian="12pt" style:font-weight-asian="normal" style:font-size-complex="12pt" style:font-weight-complex="normal"/>
    </style:style>
    <style:style style:name="P150" style:family="paragraph" style:parent-style-name="Standard">
      <style:text-properties fo:font-size="12pt" fo:font-weight="normal" officeooo:rsid="0047efa0" officeooo:paragraph-rsid="0047efa0" style:font-size-asian="12pt" style:font-weight-asian="normal" style:font-size-complex="12pt" style:font-weight-complex="normal"/>
    </style:style>
    <style:style style:name="P151" style:family="paragraph" style:parent-style-name="Standard">
      <style:text-properties style:font-name="Courier 10 Pitch" fo:font-size="14pt" officeooo:rsid="00573a93" officeooo:paragraph-rsid="005fcf5b" style:font-size-asian="14pt" style:font-size-complex="14pt"/>
    </style:style>
    <style:style style:name="P152" style:family="paragraph" style:parent-style-name="Standard">
      <style:text-properties style:font-name="Courier 10 Pitch" fo:font-size="14pt" officeooo:paragraph-rsid="006b5ade" style:font-size-asian="14pt" style:font-size-complex="14pt"/>
    </style:style>
    <style:style style:name="P153" style:family="paragraph" style:parent-style-name="Standard">
      <style:text-properties style:text-position="0% 100%" fo:font-size="14pt" officeooo:paragraph-rsid="0073f3ee" style:font-size-asian="14pt" style:font-size-complex="14pt"/>
    </style:style>
    <style:style style:name="T1" style:family="text">
      <style:text-properties style:text-position="super 58%"/>
    </style:style>
    <style:style style:name="T2" style:family="text">
      <style:text-properties style:text-position="super 58%" style:text-underline-style="none" fo:font-weight="normal" officeooo:rsid="003ca6bc" style:font-weight-asian="normal" style:font-weight-complex="normal"/>
    </style:style>
    <style:style style:name="T3" style:family="text">
      <style:text-properties style:text-position="super 58%" officeooo:rsid="004ded20"/>
    </style:style>
    <style:style style:name="T4" style:family="text">
      <style:text-properties style:text-position="super 58%" officeooo:rsid="005058bb"/>
    </style:style>
    <style:style style:name="T5" style:family="text">
      <style:text-properties style:text-position="0% 100%"/>
    </style:style>
    <style:style style:name="T6" style:family="text">
      <style:text-properties style:text-position="0% 100%" fo:font-style="normal" style:text-underline-style="none" style:font-style-asian="normal" style:font-style-complex="normal"/>
    </style:style>
    <style:style style:name="T7" style:family="text">
      <style:text-properties style:text-position="0% 100%" fo:font-style="normal" style:text-underline-style="none" officeooo:rsid="005058bb" style:font-style-asian="normal" style:font-style-complex="normal"/>
    </style:style>
    <style:style style:name="T8" style:family="text">
      <style:text-properties style:text-position="0% 100%" fo:font-style="normal" style:text-underline-style="none" officeooo:rsid="003ca6bc" style:font-style-asian="normal" style:font-style-complex="normal"/>
    </style:style>
    <style:style style:name="T9" style:family="text">
      <style:text-properties style:text-position="0% 100%" fo:font-style="normal" style:text-underline-style="none" officeooo:rsid="003f0d98" style:font-style-asian="normal" style:font-style-complex="normal"/>
    </style:style>
    <style:style style:name="T10" style:family="text">
      <style:text-properties style:text-position="0% 100%" fo:font-style="normal" style:text-underline-style="none" officeooo:rsid="003e29e9" style:font-style-asian="normal" style:font-style-complex="normal"/>
    </style:style>
    <style:style style:name="T11" style:family="text">
      <style:text-properties style:text-position="0% 100%" fo:font-style="normal" style:text-underline-style="none" fo:font-weight="normal" style:font-style-asian="normal" style:font-weight-asian="normal" style:font-style-complex="normal" style:font-weight-complex="normal"/>
    </style:style>
    <style:style style:name="T12" style:family="text">
      <style:text-properties style:text-position="0% 100%" fo:font-style="normal" style:text-underline-style="none" fo:font-weight="normal" officeooo:rsid="005e107a" style:font-style-asian="normal" style:font-weight-asian="normal" style:font-style-complex="normal" style:font-weight-complex="normal"/>
    </style:style>
    <style:style style:name="T13" style:family="text">
      <style:text-properties style:text-position="0% 100%" fo:font-style="normal" style:text-underline-style="none" fo:font-weight="normal" officeooo:rsid="003ca6bc" style:font-style-asian="normal" style:font-weight-asian="normal" style:font-style-complex="normal" style:font-weight-complex="normal"/>
    </style:style>
    <style:style style:name="T14" style:family="text">
      <style:text-properties style:text-position="0% 100%" fo:font-style="normal" style:text-underline-style="none" fo:font-weight="normal" officeooo:rsid="006c574e" style:font-style-asian="normal" style:font-weight-asian="normal" style:font-style-complex="normal" style:font-weight-complex="normal"/>
    </style:style>
    <style:style style:name="T15" style:family="text">
      <style:text-properties style:text-position="0% 100%" fo:font-style="normal" style:text-underline-style="none" fo:font-weight="normal" officeooo:rsid="006d6a69" style:font-style-asian="normal" style:font-weight-asian="normal" style:font-style-complex="normal" style:font-weight-complex="normal"/>
    </style:style>
    <style:style style:name="T16" style:family="text">
      <style:text-properties style:text-position="0% 100%" fo:font-style="normal" style:text-underline-style="none" fo:font-weight="normal" officeooo:rsid="0073f3ee" style:font-style-asian="normal" style:font-weight-asian="normal" style:font-style-complex="normal" style:font-weight-complex="normal"/>
    </style:style>
    <style:style style:name="T17" style:family="text">
      <style:text-properties style:text-position="0% 100%" fo:font-style="normal" style:text-underline-style="none" fo:font-weight="bold" style:font-style-asian="normal" style:font-weight-asian="bold" style:font-style-complex="normal" style:font-weight-complex="bold"/>
    </style:style>
    <style:style style:name="T18" style:family="text">
      <style:text-properties style:text-position="0% 100%" fo:font-style="normal" style:text-underline-style="none" fo:font-weight="bold" officeooo:rsid="003ca6bc" style:font-style-asian="normal" style:font-weight-asian="bold" style:font-style-complex="normal" style:font-weight-complex="bold"/>
    </style:style>
    <style:style style:name="T19" style:family="text">
      <style:text-properties style:text-position="0% 100%" fo:font-style="normal" style:text-underline-style="none" fo:font-weight="bold" officeooo:rsid="006c574e" style:font-style-asian="normal" style:font-weight-asian="bold" style:font-style-complex="normal" style:font-weight-complex="bold"/>
    </style:style>
    <style:style style:name="T20" style:family="text">
      <style:text-properties style:text-position="0% 100%" fo:font-weight="normal" style:font-weight-asian="normal" style:font-weight-complex="normal"/>
    </style:style>
    <style:style style:name="T21" style:family="text">
      <style:text-properties style:text-position="0% 100%" fo:font-weight="normal" officeooo:rsid="005e4a82" style:font-weight-asian="normal" style:font-weight-complex="normal"/>
    </style:style>
    <style:style style:name="T22" style:family="text">
      <style:text-properties style:text-position="0% 100%" fo:font-weight="normal" officeooo:rsid="0067103f" style:font-weight-asian="normal" style:font-weight-complex="normal"/>
    </style:style>
    <style:style style:name="T23" style:family="text">
      <style:text-properties style:text-position="0% 100%" officeooo:rsid="004c67ac"/>
    </style:style>
    <style:style style:name="T24" style:family="text">
      <style:text-properties style:text-position="0% 100%" style:text-underline-style="none" fo:font-weight="bold" style:font-weight-asian="bold" style:font-weight-complex="bold"/>
    </style:style>
    <style:style style:name="T25" style:family="text">
      <style:text-properties style:text-position="0% 100%" fo:font-weight="bold" style:font-weight-asian="bold" style:font-weight-complex="bold"/>
    </style:style>
    <style:style style:name="T26" style:family="text">
      <style:text-properties style:text-position="0% 100%" fo:font-weight="bold" officeooo:rsid="005e4a82" style:font-weight-asian="bold" style:font-weight-complex="bold"/>
    </style:style>
    <style:style style:name="T27" style:family="text">
      <style:text-properties style:text-position="0% 100%" fo:font-style="italic" style:text-underline-style="none" fo:font-weight="normal" style:font-style-asian="italic" style:font-weight-asian="normal" style:font-style-complex="italic" style:font-weight-complex="normal"/>
    </style:style>
    <style:style style:name="T28" style:family="text">
      <style:text-properties style:font-name="Liberation Serif1" style:font-name-asian="Liberation Serif1" style:font-name-complex="Liberation Serif1"/>
    </style:style>
    <style:style style:name="T29" style:family="text">
      <style:text-properties style:font-name="Liberation Serif1" fo:font-weight="normal" style:font-name-asian="Liberation Serif1" style:font-weight-asian="normal" style:font-name-complex="Liberation Serif1" style:font-weight-complex="normal"/>
    </style:style>
    <style:style style:name="T30" style:family="text">
      <style:text-properties fo:font-weight="bold" style:font-weight-asian="bold" style:font-weight-complex="bold"/>
    </style:style>
    <style:style style:name="T31" style:family="text">
      <style:text-properties fo:font-weight="bold" officeooo:rsid="00573a93" style:font-weight-asian="bold" style:font-weight-complex="bold"/>
    </style:style>
    <style:style style:name="T32" style:family="text">
      <style:text-properties fo:font-weight="bold" officeooo:rsid="005960fe" style:font-weight-asian="bold" style:font-weight-complex="bold"/>
    </style:style>
    <style:style style:name="T33" style:family="text">
      <style:text-properties fo:font-weight="bold" officeooo:rsid="0059e188" style:font-weight-asian="bold" style:font-weight-complex="bold"/>
    </style:style>
    <style:style style:name="T34" style:family="text">
      <style:text-properties fo:font-weight="bold" officeooo:rsid="0063cf90" style:font-weight-asian="bold" style:font-weight-complex="bold"/>
    </style:style>
    <style:style style:name="T35" style:family="text">
      <style:text-properties fo:font-weight="bold" officeooo:rsid="006bb6d2"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3f0d98" style:font-weight-asian="normal" style:font-weight-complex="normal"/>
    </style:style>
    <style:style style:name="T38" style:family="text">
      <style:text-properties fo:font-weight="normal" officeooo:rsid="0044437d" style:font-weight-asian="normal" style:font-weight-complex="normal"/>
    </style:style>
    <style:style style:name="T39" style:family="text">
      <style:text-properties fo:font-weight="normal" officeooo:rsid="005e4a82" style:font-weight-asian="normal" style:font-weight-complex="normal"/>
    </style:style>
    <style:style style:name="T40" style:family="text">
      <style:text-properties fo:font-weight="normal" officeooo:rsid="0067103f" style:font-weight-asian="normal" style:font-weight-complex="normal"/>
    </style:style>
    <style:style style:name="T41" style:family="text">
      <style:text-properties fo:font-weight="normal" officeooo:rsid="006d6a69" style:font-weight-asian="normal" style:font-weight-complex="normal"/>
    </style:style>
    <style:style style:name="T42" style:family="text">
      <style:text-properties fo:font-weight="normal" officeooo:rsid="006e284f" style:font-weight-asian="normal" style:font-weight-complex="normal"/>
    </style:style>
    <style:style style:name="T43" style:family="text">
      <style:text-properties fo:font-weight="normal" officeooo:rsid="0073d2e6" style:font-weight-asian="normal"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bold"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47cbfe" style:font-style-asian="italic" style:font-style-complex="italic"/>
    </style:style>
    <style:style style:name="T48" style:family="text">
      <style:text-properties fo:font-style="italic" officeooo:rsid="005ca8db" style:font-style-asian="italic" style:font-style-complex="italic"/>
    </style:style>
    <style:style style:name="T49" style:family="text">
      <style:text-properties fo:font-style="italic" officeooo:rsid="00573a93" style:font-style-asian="italic" style:font-style-complex="italic"/>
    </style:style>
    <style:style style:name="T50" style:family="text">
      <style:text-properties fo:font-style="italic" officeooo:rsid="0055949b" style:font-style-asian="italic" style:font-style-complex="italic"/>
    </style:style>
    <style:style style:name="T51" style:family="text">
      <style:text-properties fo:font-style="italic" officeooo:rsid="00662d7c" style:font-style-asian="italic" style:font-style-complex="italic"/>
    </style:style>
    <style:style style:name="T52" style:family="text">
      <style:text-properties fo:font-style="italic" officeooo:rsid="00687ccf" style:font-style-asian="italic" style:font-style-complex="italic"/>
    </style:style>
    <style:style style:name="T53" style:family="text">
      <style:text-properties fo:font-style="italic" style:text-underline-style="none" fo:font-weight="normal" officeooo:rsid="003ca6bc" style:font-style-asian="italic" style:font-weight-asian="normal" style:font-style-complex="italic"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style:font-style-asian="normal" style:font-style-complex="normal"/>
    </style:style>
    <style:style style:name="T56" style:family="text">
      <style:text-properties fo:font-style="normal" officeooo:rsid="00383e42" style:font-style-asian="normal" style:font-style-complex="normal"/>
    </style:style>
    <style:style style:name="T57" style:family="text">
      <style:text-properties fo:font-style="normal" officeooo:rsid="004ec1b8" style:font-style-asian="normal" style:font-style-complex="normal"/>
    </style:style>
    <style:style style:name="T58" style:family="text">
      <style:text-properties fo:font-style="normal" officeooo:rsid="0052850b" style:font-style-asian="normal" style:font-style-complex="normal"/>
    </style:style>
    <style:style style:name="T59" style:family="text">
      <style:text-properties fo:font-style="normal" officeooo:rsid="005ca8db" style:font-style-asian="normal" style:font-style-complex="normal"/>
    </style:style>
    <style:style style:name="T60" style:family="text">
      <style:text-properties fo:font-style="normal" officeooo:rsid="00573a93" style:font-style-asian="normal" style:font-style-complex="normal"/>
    </style:style>
    <style:style style:name="T61" style:family="text">
      <style:text-properties fo:font-style="normal" officeooo:rsid="005e4a82" style:font-style-asian="normal" style:font-style-complex="normal"/>
    </style:style>
    <style:style style:name="T62" style:family="text">
      <style:text-properties fo:font-style="normal" officeooo:rsid="00631ca1" style:font-style-asian="normal" style:font-style-complex="normal"/>
    </style:style>
    <style:style style:name="T63" style:family="text">
      <style:text-properties fo:font-style="normal" officeooo:rsid="00687ccf" style:font-style-asian="normal" style:font-style-complex="normal"/>
    </style:style>
    <style:style style:name="T64" style:family="text">
      <style:text-properties fo:font-style="normal" officeooo:rsid="006c574e" style:font-style-asian="normal" style:font-style-complex="normal"/>
    </style:style>
    <style:style style:name="T6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6" style:family="text">
      <style:text-properties fo:font-style="normal" style:text-underline-style="none" fo:font-weight="bold" style:font-style-asian="normal" style:font-weight-asian="bold" style:font-style-complex="normal" style:font-weight-complex="bold"/>
    </style:style>
    <style:style style:name="T67" style:family="text">
      <style:text-properties fo:font-style="normal" style:text-underline-style="none" fo:font-weight="bold" officeooo:rsid="005ca8db" style:font-style-asian="normal" style:font-weight-asian="bold" style:font-style-complex="normal" style:font-weight-complex="bold"/>
    </style:style>
    <style:style style:name="T68" style:family="text">
      <style:text-properties fo:font-style="normal" style:text-underline-style="none" fo:font-weight="bold" officeooo:rsid="003ca6bc" style:font-style-asian="normal" style:font-weight-asian="bold" style:font-style-complex="normal" style:font-weight-complex="bold"/>
    </style:style>
    <style:style style:name="T69" style:family="text">
      <style:text-properties fo:font-style="normal" style:text-underline-style="none" fo:font-weight="bold" officeooo:rsid="0068dc9d" style:font-style-asian="normal" style:font-weight-asian="bold" style:font-style-complex="normal" style:font-weight-complex="bold"/>
    </style:style>
    <style:style style:name="T70" style:family="text">
      <style:text-properties fo:font-style="normal" style:text-underline-style="none" fo:font-weight="bold" officeooo:rsid="006e4913" style:font-style-asian="normal" style:font-weight-asian="bold" style:font-style-complex="normal" style:font-weight-complex="bold"/>
    </style:style>
    <style:style style:name="T71" style:family="text">
      <style:text-properties fo:font-style="normal" style:text-underline-style="none" fo:font-weight="normal" style:font-style-asian="normal" style:font-weight-asian="normal" style:font-style-complex="normal" style:font-weight-complex="normal"/>
    </style:style>
    <style:style style:name="T72" style:family="text">
      <style:text-properties fo:font-style="normal" style:text-underline-style="none" fo:font-weight="normal" officeooo:rsid="005ca8db" style:font-style-asian="normal" style:font-weight-asian="normal" style:font-style-complex="normal" style:font-weight-complex="normal"/>
    </style:style>
    <style:style style:name="T73" style:family="text">
      <style:text-properties fo:font-style="normal" style:text-underline-style="none" fo:font-weight="normal" officeooo:rsid="003ca6bc" style:font-style-asian="normal" style:font-weight-asian="normal" style:font-style-complex="normal" style:font-weight-complex="normal"/>
    </style:style>
    <style:style style:name="T74" style:family="text">
      <style:text-properties fo:font-style="normal" style:text-underline-style="none" fo:font-weight="normal" officeooo:rsid="003e29e9" style:font-style-asian="normal" style:font-weight-asian="normal" style:font-style-complex="normal" style:font-weight-complex="normal"/>
    </style:style>
    <style:style style:name="T75" style:family="text">
      <style:text-properties fo:font-style="normal" style:text-underline-style="none" fo:font-weight="normal" officeooo:rsid="0068d509" style:font-style-asian="normal" style:font-weight-asian="normal" style:font-style-complex="normal" style:font-weight-complex="normal"/>
    </style:style>
    <style:style style:name="T76" style:family="text">
      <style:text-properties fo:font-style="normal" style:text-underline-style="none" fo:font-weight="normal" officeooo:rsid="0068dc9d" style:font-style-asian="normal" style:font-weight-asian="normal" style:font-style-complex="normal" style:font-weight-complex="normal"/>
    </style:style>
    <style:style style:name="T77" style:family="text">
      <style:text-properties fo:font-style="normal" style:text-underline-style="none" fo:font-weight="normal" officeooo:rsid="0070a4b8" style:font-style-asian="normal" style:font-weight-asian="normal" style:font-style-complex="normal" style:font-weight-complex="normal"/>
    </style:style>
    <style:style style:name="T78" style:family="text">
      <style:text-properties fo:font-style="normal" style:text-underline-style="none" fo:font-weight="normal" officeooo:rsid="006e4913" style:font-style-asian="normal" style:font-weight-asian="normal" style:font-style-complex="normal" style:font-weight-complex="normal"/>
    </style:style>
    <style:style style:name="T79" style:family="text">
      <style:text-properties fo:font-style="normal" style:text-underline-style="none" fo:font-weight="normal" officeooo:rsid="0070e1e8" style:font-style-asian="normal" style:font-weight-asian="normal" style:font-style-complex="normal" style:font-weight-complex="normal"/>
    </style:style>
    <style:style style:name="T80" style:family="text">
      <style:text-properties fo:font-style="normal" style:text-underline-style="none" fo:font-weight="normal" officeooo:rsid="0073f3ee" style:font-style-asian="normal" style:font-weight-asian="normal" style:font-style-complex="normal" style:font-weight-complex="normal"/>
    </style:style>
    <style:style style:name="T81" style:family="text">
      <style:text-properties fo:font-style="normal" style:text-underline-style="none" style:font-style-asian="normal" style:font-style-complex="normal"/>
    </style:style>
    <style:style style:name="T82" style:family="text">
      <style:text-properties fo:font-style="normal" style:text-underline-style="none" officeooo:rsid="003ca6bc" style:font-style-asian="normal" style:font-style-complex="normal"/>
    </style:style>
    <style:style style:name="T83" style:family="text">
      <style:text-properties fo:font-style="normal" style:text-underline-style="none" officeooo:rsid="003e29e9" style:font-style-asian="normal" style:font-style-complex="normal"/>
    </style:style>
    <style:style style:name="T84" style:family="text">
      <style:text-properties fo:font-style="normal" style:text-underline-style="none" officeooo:rsid="003f0d98" style:font-style-asian="normal" style:font-style-complex="normal"/>
    </style:style>
    <style:style style:name="T85" style:family="text">
      <style:text-properties fo:font-style="normal" style:text-underline-style="none" officeooo:rsid="0044437d" style:font-style-asian="normal" style:font-style-complex="normal"/>
    </style:style>
    <style:style style:name="T86" style:family="text">
      <style:text-properties fo:font-style="normal" style:text-underline-style="none" officeooo:rsid="0070a4b8"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04ec1b8" style:font-style-asian="normal" style:font-weight-asian="bold" style:font-style-complex="normal" style:font-weight-complex="bold"/>
    </style:style>
    <style:style style:name="T89" style:family="text">
      <style:text-properties fo:font-style="normal" fo:font-weight="bold" officeooo:rsid="005e4a82" style:font-style-asian="normal" style:font-weight-asian="bold" style:font-style-complex="normal" style:font-weight-complex="bold"/>
    </style:style>
    <style:style style:name="T90" style:family="text">
      <style:text-properties officeooo:rsid="002cc69b"/>
    </style:style>
    <style:style style:name="T91" style:family="text">
      <style:text-properties officeooo:rsid="00383e42"/>
    </style:style>
    <style:style style:name="T92" style:family="text">
      <style:text-properties officeooo:rsid="0039c4b5"/>
    </style:style>
    <style:style style:name="T93" style:family="text">
      <style:text-properties style:text-underline-style="none"/>
    </style:style>
    <style:style style:name="T94" style:family="text">
      <style:text-properties style:text-underline-style="none" fo:font-weight="normal" style:font-weight-asian="normal" style:font-weight-complex="normal"/>
    </style:style>
    <style:style style:name="T95" style:family="text">
      <style:text-properties style:text-underline-style="none" fo:font-weight="normal" officeooo:rsid="003ca6bc" style:font-weight-asian="normal" style:font-weight-complex="normal"/>
    </style:style>
    <style:style style:name="T96" style:family="text">
      <style:text-properties style:text-underline-style="none" fo:font-weight="normal" officeooo:rsid="0049bf2e" style:font-weight-asian="normal" style:font-weight-complex="normal"/>
    </style:style>
    <style:style style:name="T97" style:family="text">
      <style:text-properties style:text-underline-style="none" fo:font-weight="normal" officeooo:rsid="00516720" style:font-weight-asian="normal" style:font-weight-complex="normal"/>
    </style:style>
    <style:style style:name="T98" style:family="text">
      <style:text-properties style:text-underline-style="none" fo:font-weight="normal" officeooo:rsid="005ca8db" style:font-weight-asian="normal" style:font-weight-complex="normal"/>
    </style:style>
    <style:style style:name="T99" style:family="text">
      <style:text-properties style:text-underline-style="none" fo:font-weight="normal" officeooo:rsid="005e107a" style:font-weight-asian="normal" style:font-weight-complex="normal"/>
    </style:style>
    <style:style style:name="T100" style:family="text">
      <style:text-properties style:text-underline-style="none" fo:font-weight="normal" officeooo:rsid="005e4a82" style:font-weight-asian="normal" style:font-weight-complex="normal"/>
    </style:style>
    <style:style style:name="T101" style:family="text">
      <style:text-properties style:text-underline-style="none" fo:font-weight="normal" officeooo:rsid="003f0d98" style:font-weight-asian="normal" style:font-weight-complex="normal"/>
    </style:style>
    <style:style style:name="T102" style:family="text">
      <style:text-properties style:text-underline-style="none" fo:font-weight="normal" officeooo:rsid="0073d2e6" style:font-weight-asian="normal" style:font-weight-complex="normal"/>
    </style:style>
    <style:style style:name="T103" style:family="text">
      <style:text-properties style:text-underline-style="none" fo:font-weight="normal" officeooo:rsid="0073f3ee" style:font-weight-asian="normal" style:font-weight-complex="normal"/>
    </style:style>
    <style:style style:name="T104" style:family="text">
      <style:text-properties style:text-underline-style="none" fo:font-weight="normal" officeooo:rsid="0075a1a1" style:font-weight-asian="normal" style:font-weight-complex="normal"/>
    </style:style>
    <style:style style:name="T105" style:family="text">
      <style:text-properties style:text-underline-style="none" officeooo:rsid="003ca6bc"/>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04af8ba" style:font-weight-asian="bold" style:font-weight-complex="bold"/>
    </style:style>
    <style:style style:name="T108" style:family="text">
      <style:text-properties officeooo:rsid="003b7cba"/>
    </style:style>
    <style:style style:name="T109" style:family="text">
      <style:text-properties officeooo:rsid="0040cd34"/>
    </style:style>
    <style:style style:name="T110" style:family="text">
      <style:text-properties officeooo:rsid="00357232"/>
    </style:style>
    <style:style style:name="T111" style:family="text">
      <style:text-properties officeooo:rsid="00423280"/>
    </style:style>
    <style:style style:name="T112" style:family="text">
      <style:text-properties officeooo:rsid="003f0d98"/>
    </style:style>
    <style:style style:name="T113" style:family="text">
      <style:text-properties officeooo:rsid="0044437d"/>
    </style:style>
    <style:style style:name="T114" style:family="text">
      <style:text-properties officeooo:rsid="0047cbfe"/>
    </style:style>
    <style:style style:name="T115" style:family="text">
      <style:text-properties officeooo:rsid="0049bf2e"/>
    </style:style>
    <style:style style:name="T116" style:family="text">
      <style:text-properties officeooo:rsid="004af8ba"/>
    </style:style>
    <style:style style:name="T117" style:family="text">
      <style:text-properties officeooo:rsid="004c67ac"/>
    </style:style>
    <style:style style:name="T118" style:family="text">
      <style:text-properties officeooo:rsid="004ded20"/>
    </style:style>
    <style:style style:name="T119" style:family="text">
      <style:text-properties officeooo:rsid="005058bb"/>
    </style:style>
    <style:style style:name="T120" style:family="text">
      <style:text-properties officeooo:rsid="00516720"/>
    </style:style>
    <style:style style:name="T121" style:family="text">
      <style:text-properties officeooo:rsid="0052850b"/>
    </style:style>
    <style:style style:name="T122" style:family="text">
      <style:text-properties officeooo:rsid="00549921"/>
    </style:style>
    <style:style style:name="T123" style:family="text">
      <style:text-properties officeooo:rsid="0055949b"/>
    </style:style>
    <style:style style:name="T124" style:family="text">
      <style:text-properties style:font-name="Courier 10 Pitch"/>
    </style:style>
    <style:style style:name="T125" style:family="text">
      <style:text-properties style:font-name="Courier 10 Pitch" officeooo:rsid="0055949b"/>
    </style:style>
    <style:style style:name="T126" style:family="text">
      <style:text-properties style:font-name="Courier 10 Pitch" officeooo:rsid="00573a93"/>
    </style:style>
    <style:style style:name="T127" style:family="text">
      <style:text-properties style:font-name="Courier 10 Pitch" officeooo:rsid="005851c1"/>
    </style:style>
    <style:style style:name="T128" style:family="text">
      <style:text-properties style:font-name="Courier 10 Pitch" officeooo:rsid="0059e188"/>
    </style:style>
    <style:style style:name="T129" style:family="text">
      <style:text-properties style:font-name="Courier 10 Pitch" officeooo:rsid="005960fe"/>
    </style:style>
    <style:style style:name="T130" style:family="text">
      <style:text-properties style:font-name="Courier 10 Pitch" officeooo:rsid="005ca8db"/>
    </style:style>
    <style:style style:name="T131" style:family="text">
      <style:text-properties style:font-name="Courier 10 Pitch" officeooo:rsid="005e107a"/>
    </style:style>
    <style:style style:name="T132" style:family="text">
      <style:text-properties style:font-name="Courier 10 Pitch" style:text-underline-style="none" fo:font-weight="normal" officeooo:rsid="003ca6bc" style:font-weight-asian="normal" style:font-weight-complex="normal"/>
    </style:style>
    <style:style style:name="T133" style:family="text">
      <style:text-properties style:font-name="Courier 10 Pitch" officeooo:rsid="00713cff"/>
    </style:style>
    <style:style style:name="T134" style:family="text">
      <style:text-properties officeooo:rsid="00573a93"/>
    </style:style>
    <style:style style:name="T135" style:family="text">
      <style:text-properties officeooo:rsid="005851c1"/>
    </style:style>
    <style:style style:name="T136" style:family="text">
      <style:text-properties officeooo:rsid="005960fe"/>
    </style:style>
    <style:style style:name="T137" style:family="text">
      <style:text-properties officeooo:rsid="005ca8db"/>
    </style:style>
    <style:style style:name="T138" style:family="text">
      <style:text-properties officeooo:rsid="005e107a"/>
    </style:style>
    <style:style style:name="T139" style:family="text">
      <style:text-properties officeooo:rsid="005e4a82"/>
    </style:style>
    <style:style style:name="T140" style:family="text">
      <style:text-properties officeooo:rsid="005fcf5b"/>
    </style:style>
    <style:style style:name="T141" style:family="text">
      <style:text-properties style:font-name="Liberation Serif"/>
    </style:style>
    <style:style style:name="T142" style:family="text">
      <style:text-properties style:font-name="Liberation Serif" style:text-underline-style="none" fo:font-weight="normal" officeooo:rsid="003ca6bc" style:font-weight-asian="normal" style:font-weight-complex="normal"/>
    </style:style>
    <style:style style:name="T143" style:family="text">
      <style:text-properties style:font-name="Liberation Serif" officeooo:rsid="00631ca1"/>
    </style:style>
    <style:style style:name="T144" style:family="text">
      <style:text-properties style:font-name="Liberation Serif" fo:font-style="normal" fo:font-weight="bold" style:font-style-asian="normal" style:font-weight-asian="bold" style:font-style-complex="normal" style:font-weight-complex="bold"/>
    </style:style>
    <style:style style:name="T145" style:family="text">
      <style:text-properties style:font-name="Liberation Serif" fo:font-style="normal" fo:font-weight="bold" officeooo:rsid="00648998" style:font-style-asian="normal" style:font-weight-asian="bold" style:font-style-complex="normal" style:font-weight-complex="bold"/>
    </style:style>
    <style:style style:name="T146" style:family="text">
      <style:text-properties style:font-name="Liberation Serif" fo:font-style="normal" officeooo:rsid="00648998" style:font-style-asian="normal" style:font-style-complex="normal"/>
    </style:style>
    <style:style style:name="T147" style:family="text">
      <style:text-properties style:font-name="Liberation Serif" fo:font-style="italic" officeooo:rsid="00648998" style:font-style-asian="italic" style:font-style-complex="italic"/>
    </style:style>
    <style:style style:name="T148" style:family="text">
      <style:text-properties style:font-name="Liberation Serif" fo:font-weight="normal" style:font-name-asian="WenQuanYi Micro Hei" style:font-weight-asian="normal" style:font-name-complex="Lohit Hindi" style:font-weight-complex="normal"/>
    </style:style>
    <style:style style:name="T149" style:family="text">
      <style:text-properties officeooo:rsid="00631ca1"/>
    </style:style>
    <style:style style:name="T150" style:family="text">
      <style:text-properties officeooo:rsid="0063cf90"/>
    </style:style>
    <style:style style:name="T151" style:family="text">
      <style:text-properties officeooo:rsid="00687ccf"/>
    </style:style>
    <style:style style:name="T152" style:family="text">
      <style:text-properties officeooo:rsid="0068d509"/>
    </style:style>
    <style:style style:name="T153" style:family="text">
      <style:text-properties officeooo:rsid="006aab6e"/>
    </style:style>
    <style:style style:name="T154" style:family="text">
      <style:text-properties officeooo:rsid="006bb6d2"/>
    </style:style>
    <style:style style:name="T155" style:family="text">
      <style:text-properties officeooo:rsid="006c574e"/>
    </style:style>
    <style:style style:name="T156" style:family="text">
      <style:text-properties officeooo:rsid="00713c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Meataxe-64<text:span text:style-name="T90"> z-programs.</text:span></text:p>
      <text:p text:style-name="P33">Richard Parker <text:span text:style-name="T155">26.1</text:span>.201<text:span text:style-name="T122">9</text:span></text:p>
      <text:p text:style-name="P1"/>
      <text:p text:style-name="P35">Section 1 – Introduction</text:p>
      <text:p text:style-name="P2"/>
      <text:p text:style-name="P4">This <text:span text:style-name="T153">is the documentation of the programs of the meataxe64 system. <text:s/>Meataxe64 has several layers at which it can be used - shell-scripts, z-programs, functions and lower levels - and this document is only concerned with the z-programs themselves.</text:span></text:p>
      <text:p text:style-name="P4"/>
      <text:p text:style-name="P23">Ultimately it is hoped that the system will be able to work at the highest possible speed on any 64-bit x86 computer. <text:s/>At things stand, several functions have not yet been implemented at good performance, <text:span text:style-name="T46">and this is indicated in italics</text:span><text:span text:style-name="T55">, <text:s/>though hopefully the important ones are. <text:s/>Moreover it is intended in future that if the memory is inadequate, that the program will chop the problem on disk, so that memory is not a major requirement. <text:s/>At present, however, that project has not really made much progress and - as a rule - most of the programs need enough memory for a matrix and some working memory, and though ztr (transpose) does now work by disk chopping, multiplication and Gaussian do not. <text:s/>Many simpler functions (e.g. add) work one row at a time and are not limited by memory availability.</text:span></text:p>
      <text:p text:style-name="P4"/>
      <text:p text:style-name="P36">Section <text:span text:style-name="T123">2</text:span> – <text:span text:style-name="T153">Summary</text:span></text:p>
      <text:p text:style-name="P6"/>
      <text:p text:style-name="P7">Here is a list of the programs along with the "usage" statement from each.<text:span text:style-name="T137"> <text:s/>Those whose name is in </text:span><text:span text:style-name="T48">italics</text:span><text:span text:style-name="T59"> are not of top performance, and cannot be used </text:span><text:span text:style-name="T64">on the largest sizes </text:span><text:span text:style-name="T59">at all</text:span><text:span text:style-name="T64"> - </text:span><text:span text:style-name="T59">as they are</text:span><text:span text:style-name="T64"> today, anyway</text:span><text:span text:style-name="T59">. <text:s/>Some other programs have more minor limitations - typically for fields of order over 100 - and the later documentation must be inspected to check for such restrictions.</text:span></text:p>
      <text:p text:style-name="P3"/>
      <text:p text:style-name="P3"><text:span text:style-name="T123">zad - matrix add.<text:tab/> <text:tab/><text:tab/></text:span><text:span text:style-name="T125">usage zad &lt;m1&gt; &lt;m2&gt; &lt;sum&gt;</text:span></text:p>
      <text:p text:style-name="P7">zas - assemble (unchop)<text:tab/><text:tab/><text:span text:style-name="T124">usage zas m c</text:span></text:p>
      <text:p text:style-name="P7">zbc - bitstring complement<text:tab/><text:span text:style-name="T124">usage zbc bs comp</text:span></text:p>
      <text:p text:style-name="P14">zch - chop<text:tab/><text:tab/><text:tab/><text:tab/><text:span text:style-name="T124">usage zch m c</text:span></text:p>
      <text:p text:style-name="P17">zcn - concatenate rows<text:span text:style-name="T138"><text:tab/><text:tab/></text:span><text:span text:style-name="T131">usage zcn &lt;m1&gt; &lt;m2&gt; . . . &lt;concat&gt;</text:span></text:p>
      <text:p text:style-name="P17"><text:span text:style-name="T50">zcp</text:span><text:span text:style-name="T46"> - Characteristic poly</text:span><text:tab/><text:tab/><text:span text:style-name="T124">usage zcp &lt;mtx&gt; &lt;poly&gt;</text:span></text:p>
      <text:p text:style-name="P14"><text:span text:style-name="T55">zcv - Cvt text to intern. fmt.</text:span><text:tab/><text:span text:style-name="T124">usage zcv &lt;m1&gt; &lt;optional <text:tab/><text:tab/><text:tab/><text:tab/><text:tab/><text:tab/><text:tab/><text:tab/>field order&gt; &lt; &lt;textfile&gt;</text:span></text:p>
      <text:p text:style-name="P14">zcx - column extract<text:tab/><text:tab/><text:span text:style-name="T124">usage zcx &lt;bs&gt; &lt;m1&gt; &lt;sel&gt; &lt;nonsel&gt;</text:span></text:p>
      <text:p text:style-name="P14"><text:span text:style-name="T46">zde - determinant</text:span><text:tab/><text:tab/><text:tab/><text:span text:style-name="T124">usage zde &lt;input&gt;</text:span></text:p>
      <text:p text:style-name="P15">ze2 - exterior (skew) square<text:tab/><text:span text:style-name="T126">usage ze2 &lt;m1&gt; &lt;m2&gt;</text:span></text:p>
      <text:p text:style-name="P15">ze3 - exterior (skew) cube<text:span text:style-name="T134"><text:tab/></text:span><text:span text:style-name="T126">usage ze3 &lt;m1&gt; &lt;m2&gt;</text:span></text:p>
      <text:p text:style-name="P15">zec -<text:span text:style-name="T134"> echelize (with trafo)<text:tab/></text:span><text:span text:style-name="T126">usage zec m rs cs mul cln rem</text:span></text:p>
      <text:p text:style-name="P15">zfr - Frobenius automorphism<text:span text:style-name="T134"><text:tab/></text:span><text:span text:style-name="T126">usage zfr &lt;m1&gt; &lt;m2&gt;</text:span></text:p>
      <text:p text:style-name="P14">zga -<text:span text:style-name="T134"> group algebra element<text:tab/></text:span><text:span text:style-name="T31">UPDATE FOR PEAKWORD WORK</text:span></text:p>
      <text:p text:style-name="P16"><text:soft-page-break/><text:span text:style-name="T46">zhr - Find roots of polynomial</text:span><text:span text:style-name="T135"><text:tab/></text:span><text:span text:style-name="T127">usage zhr &lt;poly&gt;</text:span></text:p>
      <text:p text:style-name="P16">zis - invariant subspace<text:span text:style-name="T135"><text:tab/><text:tab/></text:span><text:span text:style-name="T127">usage zis &lt;seeds&gt; &lt;output stem&gt; <text:tab/><text:tab/><text:tab/><text:tab/><text:tab/><text:tab/>[&lt;generator&gt;*]</text:span></text:p>
      <text:p text:style-name="P16">ziv - invert<text:span text:style-name="T135"><text:tab/><text:tab/><text:tab/><text:tab/></text:span><text:span text:style-name="T127">usage ziv m iv</text:span></text:p>
      <text:p text:style-name="P16">zkc -<text:span text:style-name="T136"> field contract<text:tab/><text:tab/><text:tab/></text:span><text:span text:style-name="T129">usage zkc &lt;m1&gt; &lt;field-order&gt; &lt;m2&gt;</text:span></text:p>
      <text:p text:style-name="P16">zkx -<text:span text:style-name="T136"> field extend<text:tab/><text:tab/><text:tab/></text:span><text:span text:style-name="T129">usage zkx &lt;m1&gt; &lt;field-order&gt; &lt;m2&gt;</text:span></text:p>
      <text:p text:style-name="P8">zmp.c<text:span text:style-name="T134"> - make permutation<text:tab/></text:span><text:span text:style-name="T126">usage zmp &lt;veclist&gt; &lt;matrix&gt; </text:span><text:span text:style-name="T128"><text:tab/><text:tab/><text:tab/><text:tab/><text:tab/><text:tab/><text:tab/></text:span><text:span text:style-name="T126">&lt;permutation&gt;</text:span></text:p>
      <text:p text:style-name="P8">zmu.c<text:span text:style-name="T134"> - multiply<text:tab/><text:tab/><text:tab/></text:span><text:span text:style-name="T126">usage zmu &lt;m1&gt; &lt;m2&gt; &lt;product</text:span><text:span text:style-name="T134">&gt;</text:span></text:p>
      <text:p text:style-name="P8">zng.c<text:span text:style-name="T134"> - negate<text:tab/><text:tab/><text:tab/></text:span><text:span text:style-name="T126">usage zng m ans</text:span></text:p>
      <text:p text:style-name="P8">znu.c<text:span text:style-name="T134"> - null-space<text:tab/><text:tab/><text:tab/></text:span><text:span text:style-name="T126">usage znu &lt;m1&gt; &lt;ns&gt;</text:span></text:p>
      <text:p text:style-name="P8"><text:span text:style-name="T46">zor.c</text:span><text:span text:style-name="T49"> - order<text:tab/></text:span><text:span text:style-name="T134"><text:tab/><text:tab/><text:tab/></text:span><text:span text:style-name="T126">usage zor &lt;m1&gt;</text:span></text:p>
      <text:p text:style-name="P8">zpc.c<text:span text:style-name="T134"> - pivot-combine<text:tab/><text:tab/></text:span><text:span text:style-name="T126">usage zpc b1 b2 combined rowrif</text:span></text:p>
      <text:p text:style-name="P8">zpe.c<text:span text:style-name="T134"> -produce echelon form<text:tab/></text:span><text:span text:style-name="T126">usage zpe m cs rem</text:span></text:p>
      <text:p text:style-name="P8">zpiv.c<text:span text:style-name="T134"> - permutation invert<text:tab/>usage zpiv inp outp </text:span><text:span text:style-name="T32">(ZIV should do this)</text:span></text:p>
      <text:p text:style-name="P8">zpk.c<text:span text:style-name="T134"> - peek at file<text:tab/><text:tab/><text:tab/></text:span><text:span text:style-name="T126">usage zpk &lt;filename&gt;</text:span></text:p>
      <text:p text:style-name="P13">zp<text:span text:style-name="T156">m</text:span>.c<text:span text:style-name="T134"> - cvt perm to matrix</text:span><text:span text:style-name="T126"><text:tab/></text:span><text:span text:style-name="T133">usage zpm p1 field m2</text:span></text:p>
      <text:p text:style-name="P8">zpor.c<text:span text:style-name="T134"> - permutation order<text:tab/>usage zpor perm </text:span><text:span text:style-name="T32">(ZOR should do this)</text:span></text:p>
      <text:p text:style-name="P8"><text:span text:style-name="T55">zpr.c</text:span><text:span text:style-name="T60"> - print</text:span><text:span text:style-name="T134"><text:tab/><text:tab/><text:tab/><text:tab/></text:span><text:span text:style-name="T126">usage zpr &lt;m1&gt; &lt;opt&gt; &gt; text</text:span></text:p>
      <text:p text:style-name="P8">zpte.c<text:span text:style-name="T134"> - permutation tensor<text:tab/>usage zpte inp1 inp2 tens </text:span><text:span text:style-name="T33">(ZTE should do this)</text:span></text:p>
      <text:p text:style-name="P8">zqa.c<text:span text:style-name="T134"> - quotient action<text:tab/><text:tab/>usage zqa &lt;subspace stem&gt; &lt;generator&gt; &lt;output&gt;</text:span></text:p>
      <text:p text:style-name="P8">zrd.c<text:span text:style-name="T134"> - make random matrix<text:tab/></text:span><text:span text:style-name="T126">usage zrd m1 fdef nor noc seed</text:span></text:p>
      <text:p text:style-name="P8">zrn.c<text:span text:style-name="T134"> - rank<text:tab/><text:tab/><text:tab/><text:tab/></text:span><text:span text:style-name="T126">usage zrn m</text:span></text:p>
      <text:p text:style-name="P8">zrr.c<text:span text:style-name="T134"> -<text:tab/>row riffle<text:tab/><text:tab/><text:tab/></text:span><text:span text:style-name="T126">usage zrr bs m1 m0 m</text:span></text:p>
      <text:p text:style-name="P8">zrx.c<text:span text:style-name="T134"> - row extract<text:tab/><text:tab/><text:tab/></text:span><text:span text:style-name="T126">usage zrx bs m sel nonsel</text:span></text:p>
      <text:p text:style-name="P8">zs2.c<text:span text:style-name="T134"> - symmetric square<text:tab/><text:tab/></text:span><text:span text:style-name="T126">usage zs2 &lt;m1&gt; &lt;m2&gt;</text:span></text:p>
      <text:p text:style-name="P9">zsa.c<text:span text:style-name="T134"> - subspace action<text:tab/><text:tab/></text:span><text:span text:style-name="T126">usage zsa &lt;subspace stem&gt; </text:span><text:span text:style-name="T128"><text:tab/><text:tab/><text:tab/><text:tab/><text:tab/><text:tab/><text:tab/></text:span><text:span text:style-name="T126">&lt;generator&gt; &lt;output&gt;</text:span></text:p>
      <text:p text:style-name="P9">zsb.c<text:span text:style-name="T134"> - standard base<text:tab/><text:tab/></text:span><text:span text:style-name="T126">usage zsb &lt;seeds&gt; &lt;output stem&gt; </text:span><text:span text:style-name="T128"><text:tab/><text:tab/><text:tab/><text:tab/><text:tab/><text:tab/></text:span><text:span text:style-name="T126">[&lt;generator&gt;*]</text:span></text:p>
      <text:p text:style-name="P10">zsc.c<text:span text:style-name="T134"> - scalar combinations <text:s text:c="3"/><text:tab/></text:span><text:span text:style-name="T126">usage zsc X s1 Y s2 Z </text:span></text:p>
      <text:p text:style-name="P10"><text:span text:style-name="T128"><text:tab/><text:tab/><text:tab/><text:tab/><text:tab/><text:tab/><text:tab/></text:span><text:span text:style-name="T126">for Z=X+s1.Y-s2</text:span></text:p>
      <text:p text:style-name="P9">zsv.c<text:span text:style-name="T134"> - select vector<text:tab/><text:tab/></text:span><text:span text:style-name="T126">usage zsv &lt;m1&gt; &lt;proj vec no&gt; &lt;m2&gt;</text:span></text:p>
      <text:p text:style-name="P9">ztc.c<text:span text:style-name="T134"> -<text:tab/> trace<text:tab/><text:tab/><text:tab/><text:tab/></text:span><text:span text:style-name="T126">usage ztc &lt;m1&gt;</text:span></text:p>
      <text:p text:style-name="P9">zte.c<text:span text:style-name="T134"> -<text:tab/> tensor<text:tab/><text:tab/><text:tab/></text:span><text:span text:style-name="T126">usage zte &lt;m1&gt; &lt;m2&gt; &lt;product&gt;</text:span></text:p>
      <text:p text:style-name="P9">ztr.c<text:span text:style-name="T134"> -<text:tab/>transpose<text:tab/><text:tab/><text:tab/></text:span><text:span text:style-name="T126">usage ztr &lt;matin&gt; &lt;transout&gt;</text:span></text:p>
      <text:p text:style-name="P7">zut.c<text:span text:style-name="T134"> - various utility jobs<text:tab/></text:span><text:span text:style-name="T126">usage zut mode . . .</text:span></text:p>
      <text:p text:style-name="P9"><text:span text:style-name="T46">zvp.c</text:span><text:span text:style-name="T49"> - vector permute</text:span><text:span text:style-name="T134"><text:tab/><text:tab/></text:span><text:span text:style-name="T126">usage zvp &lt;vec&gt; &lt;genpfx&gt; #gens </text:span><text:span text:style-name="T130"><text:tab/><text:tab/><text:tab/><text:tab/><text:tab/><text:tab/></text:span><text:span text:style-name="T126">&lt;output&gt;</text:span></text:p>
      <text:p text:style-name="P5"/>
      <text:p text:style-name="P37">Section <text:span text:style-name="T153">3</text:span> – <text:span text:style-name="T153">Longer Program Descriptions</text:span></text:p>
      <text:p text:style-name="P12"/>
      <text:p text:style-name="P26"><text:span text:style-name="T17">zad m1 m2 m</text:span><text:span text:style-name="T11"> To add m1 to m2 and put the result into the matrix m. <text:s/>zad works one row at a time, so is not really limited by memory - it just needs space for a couple of </text:span><text:soft-page-break/><text:span text:style-name="T11">rows.</text:span><text:span text:style-name="T13"> <text:s/>There is no need for multi-core operation as it is disk IO bound anyway.</text:span></text:p>
      <text:p text:style-name="P72"/>
      <text:p text:style-name="P27"><text:span text:style-name="T18">za</text:span><text:span text:style-name="T19">s</text:span><text:span text:style-name="T18"> m</text:span><text:span text:style-name="T19"> c</text:span><text:span text:style-name="T13"> To </text:span><text:span text:style-name="T14">assemble a matrix chopped both ways into c parts into a single, large matrix.</text:span><text:span text:style-name="T15"> <text:s/>It is the reverse of zch, taking as inputs files whose names are the name of m followed by "chabxy" - see zch for more details. <text:s/>There is, however, no requirement that the rows are all roughly the same size, and indeed the way each row of blocks is chopped vertically may vary from row to row, though the total number of columns must be the same for all rows of blocks. <text:s/>It proceeds one row at a time, so can handle matrices of essentially arbitrary sizes.</text:span></text:p>
      <text:p text:style-name="P19"/>
      <text:p text:style-name="P32">zbc bs comp<text:span text:style-name="T36"> To complement the bitstring bs and put the result into comp. <text:s/>This program is still needed for a disk-chopping nullspace script, but is otherwise not needed. <text:s/>Once nullspace does its disk chopping properly, </text:span>this program will become obsolete<text:span text:style-name="T36">, though it will remain (probably in src2) for a long time thereafter.</text:span></text:p>
      <text:p text:style-name="P19"/>
      <text:p text:style-name="P31">zch m c<text:span text:style-name="T36"> To chop the matrix m up into c pieces in both directions. <text:s/>Both the rows and the columns are chopped as evenly as possible, with the earlier rows (columns) being one bigger than later ones do deal with dimensions not divisible by c. <text:s/>The filenames of the chopped pieces consist of the filename of m followed by six characters "chabxy" where ab is a number in the range 00-99 indexing the row of blocks and xy is a number in the range 00-99 indexing the column of blocks. <text:s/>Hence c (the number of chops) must be in the range 1-100.</text:span><text:span text:style-name="T41"> <text:s/>The program proceeds one row at a time and can be used at essentially all sizes.</text:span></text:p>
      <text:p text:style-name="P19"/>
      <text:p text:style-name="P19"><text:span text:style-name="T30">zcn</text:span><text:span text:style-name="T34"> m1 m2 ... mn result</text:span><text:span text:style-name="T150">. <text:s/>Concatenate. <text:s/>Takes the matrices m1 ... mn, which must all be over the same field and have the same number of columns, and produces a result consisting of all the rows of all the matrices, m1 first. <text:s/>It uses "EPeek" to compute the total number of rows for the result header, and hence can work one row at a time.</text:span></text:p>
      <text:p text:style-name="P19"/>
      <text:p text:style-name="P24"><text:span text:style-name="T30">zcp mtx poly</text:span> <text:span text:style-name="T151">to compute a (partially factorized) characteristic polynomial "poly" for the provided matrix "mtx". <text:s/></text:span><text:span text:style-name="T52">This implementation does not use multiple cores, nor the HPMI, and the mtx just sits in memory. <text:s/>It is a current research area to find a good algorithm for characteristic polynomial.</text:span><text:span text:style-name="T63"> <text:s/>Any factorization found during the algorithm is preserved in the output polynomial.</text:span><text:span text:style-name="T151"> </text:span></text:p>
      <text:p text:style-name="P24"/>
      <text:p text:style-name="P25"><text:span text:style-name="T106">zcv m1 &lt; text</text:span> </text:p>
      <text:p text:style-name="P25"/>
      <text:p text:style-name="P30">This description needs to be updated, as the current program has been amended since this description was written. <text:s/>It is roughly right, but some details need to be added. <text:s/>In particular over-writing the field order in the command line and permutations/maps are now part of meataxe64.</text:p>
      <text:p text:style-name="P25">Meataxe64 works with an internal format for matrices and zcv is a program to convert data into this internal format from other sources. Since time immemorial (i.e. about 1982) there has been a program zcv that was originally designed to convert matrices from a FORTRAN system for use in the "c" meataxe that was gradually emerging at the time. <text:s/>This format is still in use (e.g. the "meataxe" format on the QMC web-site of group representations) but the last thirty years of hardware and <text:soft-page-break/>software development have made a substantial upgrade to this program necessary.</text:p>
      <text:p text:style-name="P25"/>
      <text:p text:style-name="P25">The program takes its input from stdin and produces an output matrix in a file whose name is given on the command line (i.e. argv[1]). <text:s/>Hence, a typical run is</text:p>
      <text:p text:style-name="P25"/>
      <text:p text:style-name="P152">zcv a1 &lt; text1</text:p>
      <text:p text:style-name="P25"/>
      <text:p text:style-name="P25">to take the contents of the file "text1" and produce the internal-format matrix in the file a1.</text:p>
      <text:p text:style-name="P25"/>
      <text:p text:style-name="P25">The file begins with a collection of integers separated by whitespace. <text:s/>The first integer is a "<text:span text:style-name="T30">mode</text:span>" (which may be extended later). <text:s/>All the current ones are followed by three further integers which I will refer to as fdef, nor and noc. <text:s/>They must each fit into a 64-bit integer.</text:p>
      <text:p text:style-name="P25"/>
      <text:p text:style-name="P25">Mode 1 reads lines of 80 characters and interprets each individual character as a field entry. <text:s/>As well as 0-9, however, upper and lower case letters are accepted so that A=10 up to Z=35 and a=<text:span text:style-name="T28">−</text:span>26 down to z=<text:span text:style-name="T28">−</text:span>1. <text:s/>Hence moderate fields can be handled in a compact fashion. <text:s/>I believe the A-Z has been used somewhere, though the QMC <text:s/>Atlas uses mode 3. <text:s/>Mode 1 may be used when the characteristic is large provided only numbers in the range <text:span text:style-name="T28">−</text:span>26 to +35 occur. <text:s/>If the field is of composite order, these numbers are <text:span text:style-name="T30">not</text:span><text:span text:style-name="T36"> reduced mod p, but treated as polynomials in the usual way. <text:s/>Negative numbers </text:span><text:span text:style-name="T29">−x </text:span><text:span text:style-name="T36">are treated as fdef</text:span><text:span text:style-name="T29">−</text:span><text:span text:style-name="T36">x.</text:span></text:p>
      <text:p text:style-name="P25"/>
      <text:p text:style-name="P25">Mode 2 reads permutations as integers separated by whitespace, and converts them into permutation matrices.</text:p>
      <text:p text:style-name="P25"/>
      <text:p text:style-name="P25">Mode 3 reads 25 entries per line as three character fields. <text:s/>This is a backward-compatiblilty mode, as there may be files where the prime is greater than 100 so that the data could not be readily extracted otherwise. <text:s/>Not a big problem, but not a hard solution.</text:p>
      <text:p text:style-name="P25"/>
      <text:p text:style-name="P25">Mode 4 is similarly backwards-compatible with five 8-character elements per field.</text:p>
      <text:p text:style-name="P25"/>
      <text:p text:style-name="P25">Mode 5 is also backwards-compatible, reducing the entries modulo the characteristic.</text:p>
      <text:p text:style-name="P25"/>
      <text:p text:style-name="P25">Mode 6 is new. <text:s/>Each entry is an integer followed by whitespace, and is converted into an unsigned 64-bit integer and used directly as a field element. <text:s/>Hence, for example, if the field is order 27, 25 would be 1 in mode 5, but would be 2x<text:span text:style-name="T1">2</text:span><text:span text:style-name="T5"> + 2x + 1 modulo the Conway polynomial mod 3 in mode 6.</text:span></text:p>
      <text:p text:style-name="P104"/>
      <text:p text:style-name="P104">Mode 12 <text:span text:style-name="T108">and 13 </text:span>will be retained for inputting permutations as permutations, once meataxe64 has such a concept (which currently it does not<text:span text:style-name="T92"> really have</text:span>)<text:span text:style-name="T108">.</text:span></text:p>
      <text:p text:style-name="P104"/>
      <text:p text:style-name="P101">Further modes will be added as and when necessary, with Magma and GAP input being fairly high on the priority list.</text:p>
      <text:p text:style-name="P101"/>
      <text:p text:style-name="P70"><text:soft-page-break/><text:span text:style-name="T142">zcx - column extract<text:tab/><text:tab/></text:span><text:span text:style-name="T132">usage zcx &lt;bs&gt; &lt;m1&gt; &lt;sel&gt; &lt;nonsel&gt;</text:span></text:p>
      <text:p text:style-name="P86"/>
      <text:p text:style-name="P68"><text:span text:style-name="T105">zde m1</text:span><text:span text:style-name="T95"> to compute the determinant of the matrix m1. <text:s/>This program does not currently utilize multiple cores. <text:s/>It is work-in-progress (Steve Linton and myself since about 24.2.2018) to try to work out what the sign of the the determinant is in the multi-core world, and we have not yet got it clear. <text:s/>This program is therefore rather slow</text:span><text:span text:style-name="T100"> at the moment, though it does use the HPMI.</text:span></text:p>
      <text:p text:style-name="P90"/>
      <text:p text:style-name="P91"><text:span text:style-name="T106">ze2 m1 m2</text:span> Produce the exterior (skew-symm<text:span text:style-name="T138">e</text:span>tric) square of the matrix in m1 and put the result into m2. <text:s/>The program works perfectly well with rectangular matrices. <text:s/>Example</text:p>
      <text:p text:style-name="P91"/>
      <text:p text:style-name="P91"><text:s text:c="2"/>Matrix (m1) <text:s text:c="4"/>Exterior square (m2)</text:p>
      <text:p text:style-name="P91"><text:s text:c="5"/>1 2 2 <text:s text:c="16"/>-3 <text:s text:c="2"/>-1 <text:s text:c="3"/>4</text:p>
      <text:p text:style-name="P91"><text:s text:c="5"/>2 1 3 <text:s text:c="16"/>-5 <text:s text:c="2"/>-5 <text:s text:c="3"/>0</text:p>
      <text:p text:style-name="P91"><text:s text:c="5"/>3 1 1 <text:s text:c="17"/>1 <text:s text:c="4"/>2 <text:s text:c="3"/>2</text:p>
      <text:p text:style-name="P91"><text:s text:c="5"/>1 3 4 <text:s text:c="16"/>-1 <text:s text:c="2"/>-7 <text:s text:c="2"/>-2</text:p>
      <text:p text:style-name="P91"><text:s text:c="31"/>5 <text:s text:c="4"/>5 <text:s text:c="2"/>-5</text:p>
      <text:p text:style-name="P91"><text:s text:c="31"/>8 <text:s text:c="2"/>11 <text:s text:c="3"/>1</text:p>
      <text:p text:style-name="P71"/>
      <text:p text:style-name="P91"/>
      <text:p text:style-name="P91"><text:span text:style-name="T106">ze3 m1 m2</text:span> Produce the exterior (skew-symm<text:span text:style-name="T138">e</text:span>tric) cube of the matrix in m1 and put the result into m2. <text:s/>The program works perfectly well with rectangular matrices. <text:s/>The exterior cube is the matrix of all determinants of 3x3 submatrices.</text:p>
      <text:p text:style-name="P91"/>
      <text:p text:style-name="P102"><text:span text:style-name="T30">zec m rs cs mul cln rem</text:span> is the full "echelize" procedure that takes an input matrix m and puts it into echelon for (NREF) in cs and rem, recording also the transformation matrix in rs, mul and cln. <text:s/><text:span text:style-name="T152">It uses multiple cores and the HPMI but does not chop on disk, so its application is limited (at the moment) to cases where m fits in memory. <text:s/>The memory footprint does exceed the size of m by about 20-40%, but is not too bad.</text:span></text:p>
      <text:p text:style-name="P112"/>
      <text:p text:style-name="P92"><text:span text:style-name="T106">zfr m1 m2</text:span> Act on m1 by the Frobenius field automorphism to produce m2. <text:s/>A variety of strategies are used to ensure that this works at good performance<text:span text:style-name="T118">, and for the entire set of fields up to 2</text:span><text:span text:style-name="T3">64</text:span><text:span text:style-name="T118">.</text:span></text:p>
      <text:p text:style-name="P92"/>
      <text:p text:style-name="P18">zga -<text:span text:style-name="T134"> group algebra element<text:tab/></text:span><text:span text:style-name="T31">UPDATE FOR PEAKWORD WORK</text:span></text:p>
      <text:p text:style-name="P100"/>
      <text:p text:style-name="P100"><text:span text:style-name="T30">zhr poly</text:span> finds the roots in the field of the provided (partially factorized) polynomial "poly". <text:s/>If there are no roots in the field it reports this fact, otherwise giving a list of the roots along with their multiplicity. <text:s/><text:span text:style-name="T46">This implementation does not use multiple cores, nor the HPMI and indeed works by trying each root in turn. <text:s/>It is not suitable for very large fields nor for very large polynomials.</text:span></text:p>
      <text:p text:style-name="P100"/>
      <text:p text:style-name="P107"><text:span text:style-name="T82">z</text:span><text:span text:style-name="T83">is v1 sp g1 g2 g3 ... </text:span><text:span text:style-name="T37"><text:s/>to spin up</text:span><text:span text:style-name="T39"> </text:span><text:span text:style-name="T139">all</text:span><text:span text:style-name="T37"> the vector(s) in v1 under the algebra generated by g1, g2, g3 etc. and produce the invariant subspace "in" sp. <text:s/>In fact the result is a space in NREF (Negative Reduced Echelon Form) and consists of two files - sp.bs listing the pivotal columns and sp.rem giving the rows on the remaining columns</text:span><text:span text:style-name="T39">, suitable </text:span><text:soft-page-break/><text:span text:style-name="T39">for applying zsa and zqa.</text:span></text:p>
      <text:p text:style-name="P92"/>
      <text:p text:style-name="P106"><text:span text:style-name="T93">ziv m1 m2</text:span><text:span text:style-name="T36"> to compute the inverse of the matrix m1 into m2. <text:s/></text:span><text:span text:style-name="T40">An error message results if </text:span><text:span text:style-name="T36">m1 </text:span><text:span text:style-name="T40">is not both </text:span><text:span text:style-name="T36">square and invertible.</text:span><text:span text:style-name="T43"> <text:s/>This is fully implemented - m1 can be a large matrix or a permutation.</text:span></text:p>
      <text:p text:style-name="P92"/>
      <text:p text:style-name="P93"><text:span text:style-name="T106">zkc m1 &lt;field-order&gt; m2</text:span> to contract the field to the given field order, which must be a subfield of the field of m1 <text:span text:style-name="T46">containing all the matrix entries of m1</text:span><text:span text:style-name="T55">. <text:s/>It is usually necessary to run standard basis before using this program. If the destination field is the ground field the program always works well, but contracting from one extension field to a smaller one uses logarithms, and hence requires both fields to be at most 65536 at the moment.</text:span></text:p>
      <text:p text:style-name="P84"/>
      <text:p text:style-name="P93"><text:span text:style-name="T66">zkx m1 &lt;field-order&gt; m2</text:span><text:span text:style-name="T55"> to extend the field from that of m1 to the given order. <text:s/>If the starting field is the ground field this program always works well, but otherwise a look-up table is generated </text:span><text:span text:style-name="T57">for each element of the starting field, and enough memory must be available for that table, and time taken to populate it. <text:s/>As a rough guide, zkx is fine if the </text:span><text:span text:style-name="T88">starting</text:span><text:span text:style-name="T57"> field is less that 1,000,000, heroically workable up to perhaps 1,000,000,000 and useless above that.</text:span><text:span text:style-name="T61"> <text:s/>The size of the destination field is not (except perhaps in heroic cases) of concern.</text:span></text:p>
      <text:p text:style-name="P89"/>
      <text:p text:style-name="P98"><text:span text:style-name="T89">z</text:span><text:span text:style-name="T87">mp veclist mtx perm</text:span><text:span text:style-name="T55"> takes a matrix "mtx", multiplies every vector in "veclist" by that matrix, producing a permutation "perm" describing how the matrix permutes the vectors. <text:s/>If any vector . matrix is not in the list, an error message results. <text:s/></text:span><text:span text:style-name="T51">This implementation simply searches through the vectors, does not use the HPMI or multiple cores, and is therefore not suitable for large-scale work.</text:span></text:p>
      <text:p text:style-name="P85"/>
      <text:p text:style-name="P66"><text:span text:style-name="T105">zmu m1 m2 m</text:span><text:span text:style-name="T95"> To multiply matrix m1 by m2 (in that order) and put the result into the matrix m. <text:s/>zmu uses </text:span><text:span text:style-name="T103">the full power of multi-core and the HPMI but does not chop on disk, so</text:span><text:span text:style-name="T95"> is limited by memory availability.</text:span><text:span text:style-name="T98"> <text:s/>It is hoped to fix this problem in the not-too-distant future so that zmu is limited only by run-time and disk availability.</text:span><text:span text:style-name="T102"> <text:s/>m1 and/or m2 may be permutations, except that m1 permutation and m2 a matrix is currently not implemented.</text:span></text:p>
      <text:p text:style-name="P78"/>
      <text:p text:style-name="P153"><text:span text:style-name="T67">z</text:span><text:span text:style-name="T68">n</text:span><text:span text:style-name="T67">u m1 m</text:span><text:span text:style-name="T72"> To </text:span><text:span text:style-name="T73">compute the null-space of matrix m1 and put it into the matrix m</text:span><text:span text:style-name="T75">. </text:span><text:span text:style-name="T73">z</text:span><text:span text:style-name="T80">n</text:span><text:span text:style-name="T73">u uses </text:span><text:span text:style-name="T80">the full power of multi-core and the HPMI but does not chop on disk, so</text:span><text:span text:style-name="T73"> is limited by memory availability</text:span><text:span text:style-name="T80">.</text:span></text:p>
      <text:p text:style-name="P79"/>
      <text:p text:style-name="P28"><text:span text:style-name="T17">zor m1</text:span><text:span text:style-name="T11"> computes the order of the square matrix m1</text:span><text:span text:style-name="T16"> or permutation</text:span><text:span text:style-name="T11">.</text:span><text:span text:style-name="T16"> <text:s/>Works in memory for permutations. <text:s/></text:span><text:span text:style-name="T27">It uses neither multiple cores, nor HPMI, and is really only applicable to smallish matrices.</text:span></text:p>
      <text:p text:style-name="P73"/>
      <text:p text:style-name="P83">zpc b1 b2 combined rowrif<text:span text:style-name="T36">. <text:s/>This is a technical program needed for any Gaussian elimination that wishes to chop in both directions on disk. <text:s/></text:span>It is probably now obsolete<text:span text:style-name="T36">, and will become more so when the internal Gaussian functions chop on disk themselves. <text:s/>though it will remain, probably in src2, for compatibility. <text:s/>It takes two input bit strings b1 and b2, where the number of bits in b2 is equal to the number </text:span><text:soft-page-break/><text:span text:style-name="T36">of unset bits in b1, </text:span><text:span text:style-name="T42">and indeed the bits of b2 correspond to those unset bits. <text:s/>The output "combined" has aa bit set either if it is set in b1, or if unset and the corresponding bit is set in b2. <text:s/>The bits of "rowrif" correspond to the set bits in the result, specifying for which reason (b1 or b2) they were set.</text:span></text:p>
      <text:p text:style-name="P73"/>
      <text:p text:style-name="P103"><text:span text:style-name="T68">z</text:span><text:span text:style-name="T66">pe m cs rem</text:span><text:span text:style-name="T71"> takes the input matrix m and puts it into echelon form (NREF). <text:s/></text:span><text:span text:style-name="T76">This uses the HPMI and multiple cores, though it does work with m in memory.</text:span></text:p>
      <text:p text:style-name="P80"/>
      <text:p text:style-name="P105"><text:span text:style-name="T69">z</text:span><text:span text:style-name="T70">pk fn</text:span><text:span text:style-name="T78"> "peeks" at the input file "fn", assumed to be</text:span><text:span text:style-name="T79"> any file</text:span><text:span text:style-name="T78"> in meataxe64 format and prints out a</text:span><text:span text:style-name="T77"> line of information - mainly intended to remind the user what the file is - matrix, bitstring etc, along with the other information from the header - size and shape, field etc.</text:span></text:p>
      <text:p text:style-name="P82"/>
      <text:p text:style-name="P108"><text:span text:style-name="T86">z</text:span><text:span text:style-name="T81">pm p1 field m2</text:span><text:span text:style-name="T71"> takes the input permutation p1 and converts it to a matrix over the field whose order is given. <text:s/></text:span></text:p>
      <text:p text:style-name="P81"/>
      <text:p text:style-name="P77"><text:span text:style-name="T30">zpr m <text:s text:c="2"/>or <text:s text:c="2"/>zpr m opt</text:span> <text:span text:style-name="T108">t</text:span>o convert an internal-format meataxe64 matrix into a text form<text:span text:style-name="T154"> (in stdout)</text:span>. <text:s/>The output format is suitable for input via zcv (possibly after processing by external programs) and is in a format determined by the option integer (if present) or the field size if the option is not present. <text:s/>These options correspond to the modes in the zcv description, and the reader is referred there. <text:s/>If a mode is chosen that cannot hold the entry, asterisks are printed.<text:span text:style-name="T154"> <text:s/></text:span><text:span text:style-name="T35">This should be rewritten with a lot more detail.</text:span></text:p>
      <text:p text:style-name="P75"/>
      <text:p text:style-name="P107"><text:span text:style-name="T82">z</text:span><text:span text:style-name="T84">qa </text:span><text:span text:style-name="T83">s</text:span><text:span text:style-name="T84">p m1 q1</text:span><text:span text:style-name="T37"> to compute the action of m1 on the quotient space by sp, and write the action on the quoient space into the matrix q1.</text:span><text:span text:style-name="T39"> <text:s/>The files read are sp.bs (bitstring) and sp.rem (remnant) as the space, as produced by zis, is in NREF.</text:span></text:p>
      <text:p text:style-name="P110"/>
      <text:p text:style-name="P22"><text:span text:style-name="T26">z</text:span><text:span text:style-name="T25">rd m1 fdef nor noc (seed)</text:span><text:span text:style-name="T20"> produces a pseudo-random matrix m1 over the specified field "fdef", with "nor" rows and "noc" columns. <text:s/>The seed is optional</text:span><text:span text:style-name="T22"> - it defaults to 31 (for no good reason!) of omitted. <text:s/>It has been observed that, in characteristic 2 for very large matrices the rank is limited to about 175,000, but in other cases it seems random enough. <text:s/>This program is mainly used in the regression system.</text:span></text:p>
      <text:p text:style-name="P11"/>
      <text:p text:style-name="P11"><text:span text:style-name="T30">zrn</text:span><text:span text:style-name="T34"> mtx</text:span><text:span text:style-name="T150"> to compute and print the rank of the matrix "mtx". <text:s/>It works using the full power of multicore and HPMI but does not chop on disk, so is limited to matrices that fit in memory.</text:span></text:p>
      <text:p text:style-name="P11"/>
      <text:p text:style-name="P22"><text:span text:style-name="T30">zrr bs m1 m0 m</text:span> does a "row riffle". <text:s/>The provided bit-string "bs" specifies, for each row of the output matrix "m", whether the row comes from m1 (if the bit is set) or m0 (if the bit is not set). <text:s/>It works one row at a time and is therefore suitable for use at all scales. <text:s/>It can form part of shell-scripts performing chopped-up Gaussian elimination.</text:p>
      <text:p text:style-name="P22"/>
      <text:p text:style-name="P22"><text:span text:style-name="T30">zrx bs m sel nonsel</text:span> does a row extract, where the provided bit string specifies, for each row of the input matrix "m", whether the row goes to "sel" (if the bit is set) or to "nonsel" (if the bit is not set). <text:s/>This is the reverse of zrr, like which it works one row at a time and has an application in chopped-up Gaussian shell scripts.</text:p>
      <text:p text:style-name="P95"><text:soft-page-break/></text:p>
      <text:p text:style-name="P96"><text:span text:style-name="T106">z</text:span><text:span text:style-name="T107">s</text:span><text:span text:style-name="T106">2 m1 m2</text:span><text:span text:style-name="T93"> </text:span>Produce the <text:span text:style-name="T116">symmetric </text:span>square of the matrix in m1 and put the result into m2. <text:s/>The program works perfectly well with rectangular matrices.<text:span text:style-name="T116"> <text:s/>This program produces the action on homogeneous quadratic polynomials, so in characteristic 2 the Frobenius square is a submodule and the skew-square a quotient.</text:span></text:p>
      <text:p text:style-name="P76"/>
      <text:p text:style-name="P29"><text:span text:style-name="T8">z</text:span><text:span text:style-name="T9">sa </text:span><text:span text:style-name="T10">s</text:span><text:span text:style-name="T9">p m1 s1</text:span><text:span text:style-name="T37"> to compute the action of m1 on the space sp, and write the action on the subspace into the matrix s1.</text:span><text:span text:style-name="T21"> <text:s/>The files read are sp.bs (bitstring) and sp.rem (remnant) as the space, as produced by zis, is in NREF.</text:span></text:p>
      <text:p text:style-name="P75"/>
      <text:p text:style-name="P107"><text:span text:style-name="T82">z</text:span><text:span text:style-name="T85">sb</text:span><text:span text:style-name="T83"> v1 </text:span><text:span text:style-name="T85">my</text:span><text:span text:style-name="T83">s</text:span><text:span text:style-name="T85">b</text:span><text:span text:style-name="T83"> g1 g2 g3 ...</text:span><text:span text:style-name="T74"> </text:span><text:span text:style-name="T101"><text:s/></text:span><text:span text:style-name="T37">to spin up the vector(s) in v1 under the algebra generated by g1, g2, g3 etc. and produce the </text:span><text:span text:style-name="T38">standard basis mysb.sb. <text:s/>It also produces mysb.bs and mysb.rem whose purpose I do not know (must ask Jon about that sometime).</text:span></text:p>
      <text:p text:style-name="P111"/>
      <text:p text:style-name="P109">zsc m1 f2 m2 f3 m<text:span text:style-name="T36"> to compute the matrix m1+f2.m2</text:span><text:span text:style-name="T29">−</text:span><text:span text:style-name="T148">f3.I into m. <text:s/>This is the simplest form of group algebra computation, often sufficient, particularly if the field is large enough.</text:span></text:p>
      <text:p text:style-name="P116">It may be sensible to allow further (field,matrix) pairs to deal with medium-sized fields, and possibly peak words. <text:s/></text:p>
      <text:p text:style-name="P74"/>
      <text:p text:style-name="P67"><text:span text:style-name="T105">zsv m1 &lt;proj-vec-no&gt; m2</text:span><text:span text:style-name="T95"> to extract a single vector from the space spanned by the rows of m1. <text:s/>If there are D (row) vectors in m1 and the field order is q, there are </text:span><text:span text:style-name="T99"><text:s text:c="6"/></text:span><text:span text:style-name="T95">X = (q</text:span><text:span text:style-name="T2">D</text:span><text:span text:style-name="T95">-1)/(q-1)</text:span><text:span text:style-name="T99"> </text:span><text:span text:style-name="T95">1-spaces in the span, and these are numbered 0-(X-1) in some fixed order.</text:span></text:p>
      <text:p text:style-name="P71"/>
      <text:p text:style-name="P69"><text:span text:style-name="T105">ztc m1</text:span><text:span text:style-name="T95"> to compute the trace of the matrix m1.</text:span><text:span text:style-name="T104"> <text:s/>It works one row at a time so is not limited by memory use, and is, I believe, I/O bound.</text:span></text:p>
      <text:p text:style-name="P72"/>
      <text:p text:style-name="P91"><text:span text:style-name="T106">zte m1 m2 m3</text:span><text:span text:style-name="T93"> </text:span>Tensor matrices m1 and m2 to produce matrix m3. <text:s/>The result consists of blocks consisting of copies of matrix m2 multiplied by the scalars from m1. <text:s/>The program works perfectly well with rectangular matrices of all shapes and sizes. <text:s text:c="2"/>As an example, </text:p>
      <text:p text:style-name="P91"/>
      <text:p text:style-name="P91"><text:s/>1 2 <text:s text:c="10"/>5 6 <text:s text:c="13"/>5 <text:s text:c="2"/>6 <text:s/>10 <text:s/>12</text:p>
      <text:p text:style-name="P91"><text:s/>3 4 <text:s text:c="3"/>X <text:s text:c="3"/>7 8 <text:s text:c="5"/>= <text:s text:c="5"/>7 <text:s text:c="2"/>8 <text:s/>14 <text:s/>16</text:p>
      <text:p text:style-name="P91"><text:s text:c="35"/>15 18 <text:s/>20 <text:s/>24</text:p>
      <text:p text:style-name="P71"><text:s text:c="35"/>21 24 <text:s/>28 <text:s/>32</text:p>
      <text:p text:style-name="P71"/>
      <text:p text:style-name="P21"><text:span text:style-name="T24">ztr m1 m2</text:span><text:span text:style-name="T5"> </text:span><text:span text:style-name="T23">to trans</text:span><text:span text:style-name="T5">pose matrix m1 and put the result into m2. <text:s/>Example</text:span></text:p>
      <text:p text:style-name="P94"/>
      <text:p text:style-name="P94"><text:s text:c="2"/>Matrix (m1) <text:s text:c="4"/>Transpose (m2)</text:p>
      <text:p text:style-name="P94"><text:s text:c="4"/>1 4 2 5 4 <text:s text:c="12"/>1 3 2 4</text:p>
      <text:p text:style-name="P94"><text:s text:c="4"/>3 2 5 6 1 <text:s text:c="12"/>4 2 2 6</text:p>
      <text:p text:style-name="P94"><text:s text:c="4"/>2 2 1 1 2 <text:s text:c="12"/>2 5 1 3</text:p>
      <text:p text:style-name="P94"><text:s text:c="4"/>4 6 3 2 1 <text:s text:c="12"/>5 6 1 2</text:p>
      <text:p text:style-name="P94"><text:s text:c="31"/>4 1 2 1</text:p>
      <text:p text:style-name="P94"/>
      <text:p text:style-name="P94"><text:soft-page-break/>The program <text:span text:style-name="T140">chops on disk if necessary, and then </text:span>works by reading in m1, and then <text:span text:style-name="T117">transposing in memory to produce the output m2, using look-up tables in a cache-friendly way with the result that the operation is IO/bound and no multi-core operation is needed.</text:span></text:p>
      <text:p text:style-name="P151"/>
      <text:p text:style-name="P97"><text:span text:style-name="T65">zut &lt;option&gt; bitstringfile</text:span><text:span text:style-name="T55"> to perform </text:span><text:span text:style-name="T62">various minor operations to a bitstring file.</text:span></text:p>
      <text:p text:style-name="P88">1 resultfile &lt; text <text:s text:c="2"/>Input bit string</text:p>
      <text:p text:style-name="P87">2 bitstring <text:s text:c="10"/><text:span text:style-name="T149"><text:tab/></text:span>Print bit string</text:p>
      <text:p text:style-name="P87">3 bitstring <text:s text:c="10"/><text:span text:style-name="T149"><text:tab/></text:span>Print "Nullity <text:span text:style-name="T149">nnn</text:span>" then number of unset bits</text:p>
      <text:p text:style-name="P87">4<text:span text:style-name="T141"> bitstring <text:s text:c="10"/></text:span><text:span text:style-name="T143"><text:tab/></text:span><text:span text:style-name="T141">return 0 unless bits is 0, in which case 1</text:span></text:p>
      <text:p text:style-name="P113">5 bitstring <text:s text:c="10"/><text:span text:style-name="T149"><text:tab/></text:span>Print "Split result subspace nnn quotient nnn"<text:span text:style-name="T149"> return 0</text:span></text:p>
      <text:p text:style-name="P114"><text:tab/><text:tab/><text:tab/><text:tab/>or print "Whole Space" and return 1.</text:p>
      <text:p text:style-name="P115"/>
      <text:p text:style-name="P99"><text:span text:style-name="T144">zvp vec genpfx #gens </text:span><text:span text:style-name="T145">veclist</text:span><text:span text:style-name="T146"> takes a single vector "vec" (it gives an error if there are more than one), and makes the orbit of the vector under the group generated by the generators, producing a list of vectors, as a matrix, in the output file "output". <text:s/></text:span><text:span text:style-name="T147">This is a very preliminary version of the program - it does not hash the vectors, use multiple cores or the HPMI and is only suitable for very small cases</text:span><text:span text:style-name="T146">. <text:s text:c="2"/>Nevertheless it can be used, for example to switch characteristics in small cases. <text:s/>The next step would then be to use zmp to make a permutation for each matrix in turn - </text:span><text:span text:style-name="T147">a program which is also not optimized!</text:span></text:p>
      <text:p text:style-name="P72"/>
      <text:p text:style-name="P20">================== <text:s/>O<text:span text:style-name="T12">bsolete junk from here onwards</text:span> =================</text:p>
      <text:p text:style-name="P48"/>
      <text:p text:style-name="P55"/>
      <text:p text:style-name="P62"/>
      <text:p text:style-name="P45"><text:span text:style-name="T65">zpk m1</text:span><text:span text:style-name="T55"> to look</text:span><text:span text:style-name="T58"> (peek)</text:span><text:span text:style-name="T55"> at the header of the matrix m1 and to give a whole pile of (mainly useless) data about how it will be treated. <text:s/>In particular, however, it tells you the field, the number of rows and the number of columns.</text:span></text:p>
      <text:p text:style-name="P62"/>
      <text:p text:style-name="P62">Another program mainly for testing is zut - the utility program - that does a few useful things to bitstrings.</text:p>
      <text:p text:style-name="P62"/>
      <text:p text:style-name="P45"><text:span text:style-name="T65">zut &lt;option&gt; bitstringfile</text:span><text:span text:style-name="T55"> to perform one of the follo</text:span><text:span text:style-name="T58">w</text:span><text:span text:style-name="T55">ing things</text:span></text:p>
      <text:p text:style-name="P62"/>
      <text:p text:style-name="P62">1 resultfile &lt; text <text:s text:c="2"/>Input bit string</text:p>
      <text:p text:style-name="P62">2 bitstring <text:s text:c="10"/>Print bit string</text:p>
      <text:p text:style-name="P62">3 bitstring <text:s text:c="10"/>Print ""Nullity "" then number of unset bits</text:p>
      <text:p text:style-name="P62">4 bitstring <text:s text:c="10"/>return 0 unless bits is 0, in which case 1</text:p>
      <text:p text:style-name="P62">5 bitstring <text:s text:c="10"/>Print ""Split result subspace nnn quotient nnn\n"</text:p>
      <text:p text:style-name="P65"/>
      <text:p text:style-name="P119">It is described here as a collection of programs, whose names begin with z, that do things to (mainly) matrices in files. <text:s/>Other ways of using the system are (at least partially) available but are not documented here.</text:p>
      <text:p text:style-name="P117"/>
      <text:p text:style-name="P118">It should be realized at the outset I<text:span text:style-name="T110"> have been developing these programs since Nikolaus 2011</text:span>, with Jon Thackray and (more recently) Steve Linton contributing code also. <text:s/>It takes a lot of work to do <text:span text:style-name="T46">anything</text:span> at the performance of meataxe64. <text:s/></text:p>
      <text:p text:style-name="P117"/>
      <text:p text:style-name="P117">The system works only on x86 in 64-bit mode. <text:s/>It is designed for Linux, but Klaus and Steve have got it working also on a Mac<text:span text:style-name="T109"> and a windows port is thinkable, though never attempted</text:span>.<text:span text:style-name="T115"> <text:s/>A port to </text:span><text:soft-page-break/><text:span text:style-name="T115">another chip is not really possible, as will be explained in section 9.</text:span> <text:s/>It has a fast implementation of all small fields now (the smalles<text:span text:style-name="T91">t</text:span> that is not<text:span text:style-name="T121"> mega-</text:span>fast is 197), and can do all the usual basic operations needed to chop modules - add, multiply, nullspace, transpose, invert, spin, action on sub- and quotient-space, standard basis. <text:s/>The programs are mainly in 'c' with some x86 assembler where necessary.</text:p>
      <text:p text:style-name="P117"/>
      <text:p text:style-name="P120">Currently Gaussian, multiplication and transpose all operate by reading at least one matrix into memory. <text:s/>Much of the design work for a "disk chopping" system is in place, but no code has yet been produced along these lines.</text:p>
      <text:p text:style-name="P120"/>
      <text:p text:style-name="P120">The Multi-core Gaussian has been <text:span text:style-name="T46">extremely</text:span><text:span text:style-name="T55"> hard to get working, and even now </text:span><text:span text:style-name="T56">there is no multi-core determinant.</text:span><text:span text:style-name="T55"> <text:s/>It does do everything else, though</text:span><text:span text:style-name="T56"> with some minor inefficiencies in some cases.</text:span></text:p>
      <text:p text:style-name="P131"/>
      <text:p text:style-name="P141">Section 2 – <text:span text:style-name="T91">Installation and use</text:span>.</text:p>
      <text:p text:style-name="P121"/>
      <text:p text:style-name="P132">The "Arizona" tar file must be extracted, and the result is a directory mtx64 with the following sub-directories . . .</text:p>
      <text:p text:style-name="P132"/>
      <text:p text:style-name="P122"><text:span text:style-name="T54">bin </text:span><text:span text:style-name="T55">- will contain the binaries when they are compiled</text:span></text:p>
      <text:p text:style-name="P132">doc - contains some documentation</text:p>
      <text:p text:style-name="P132">ideas - contains loads of documents - me thinking things out.</text:p>
      <text:p text:style-name="P122"><text:span text:style-name="T54">jif </text:span><text:span text:style-name="T55">- contains a few (bash) shell scripts</text:span></text:p>
      <text:p text:style-name="P132">lib - contains some group generators</text:p>
      <text:p text:style-name="P132">obsolete - contains some stuff that is probably now obsolete</text:p>
      <text:p text:style-name="P132">olddoc - contains documentation that is not up-to-date</text:p>
      <text:p text:style-name="P132">predoc - contains some more work-in-progress documentation</text:p>
      <text:p text:style-name="P132">reg - contains some regression data</text:p>
      <text:p text:style-name="P132">src - contains the sources of the important <text:span text:style-name="T109">subroutines and </text:span>programs</text:p>
      <text:p text:style-name="P132">src2 - contains the sources of some other programs of secondary interest</text:p>
      <text:p text:style-name="P132">test - the first working director for holding matrices etc.</text:p>
      <text:p text:style-name="P132">timings - collecting together some timings for the Gaussian paper.</text:p>
      <text:p text:style-name="P132"/>
      <text:p text:style-name="P132">The first step is to edit the file mtx64/src/tuning.h, which contains three #defines - the memory size, the number of threads to use and the maximum chop. <text:s/>You will not go far wrong if you set the memory size to about 80% of the available memory, the number of threads to the number of cores, and leave MAXCHOP at 25.</text:p>
      <text:p text:style-name="P132"/>
      <text:p text:style-name="P133">There are three shell-scripts to do with compiling - makl, compa and comp2. <text:s/>They all expect "bash" to be the shell.</text:p>
      <text:p text:style-name="P133"/>
      <text:p text:style-name="P133"><text:span text:style-name="T45">makl</text:span> compiles all the subroutines of the system. <text:s/>It must be run first and makes a library for all the other programs to get their routines from.</text:p>
      <text:p text:style-name="P133"/>
      <text:p text:style-name="P134">compa<text:span text:style-name="T94"> compiles all the main programs.</text:span></text:p>
      <text:p text:style-name="P136"/>
      <text:p text:style-name="P134">comp2<text:span text:style-name="T94"> is not normally needed, compiling a set of programs mainly useful for testing</text:span><text:span text:style-name="T96"> and system development</text:span><text:span text:style-name="T94">.</text:span></text:p>
      <text:p text:style-name="P136"/>
      <text:p text:style-name="P134"><text:span text:style-name="T94">The next step is probably to run </text:span>val2<text:span text:style-name="T94">. <text:s/>This runs for about ten minutes and runs hundreds of tests. <text:s/>If they all pass, it produces no output. <text:s/>Any output indicates an error of some kind.</text:span><text:span text:style-name="T97"> <text:s/>You might like to run </text:span><text:span text:style-name="T120">val1</text:span><text:span text:style-name="T97"> also and look to see if it seems OK. <text:s/>Again it takes about 10 mins.</text:span></text:p>
      <text:p text:style-name="P136"/>
      <text:p text:style-name="P136">If there are no compilation errors and val2 runs correctly, the system is probably more-or-less working.</text:p>
      <text:p text:style-name="P136"/>
      <text:p text:style-name="P138"><text:soft-page-break/>The simple way to use the system is to hold all the matrices in mtx64/test and only do one thing at a time. <text:s/>If you find you want to be doing more - perhaps you are running a 3-day chop and want do prepare some little thing as well - the idea is that you make other directories sibling to /test (e.g. /mydir) and then just copy /test/go to mydir. <text:s/>If you do want to be doing lots of things at once, it is probably best to keep an eye on the total memory usage (I just run 'top'). <text:s/>Indeed you might even recompile the system with a lower MEGABYTES in tuning.h so that things try to use less memory, though to be honest this will not have as much effect as I would like.</text:p>
      <text:p text:style-name="P138"/>
      <text:p text:style-name="P139">In general, the idea is that every program run writes to the logfile (in the current directory) giving a history of what has been done, and with a (bespoke) checksum so that files can be compared across space and time to check that no mistakes have been made. <text:s/>This did not fit well with Thackray's stuff (split and standard basis), and the jury is still out as to how this should be fixed. </text:p>
      <text:p text:style-name="P139"/>
      <text:p text:style-name="P136"/>
      <text:p text:style-name="P142">Section <text:span text:style-name="T92">3</text:span> – <text:span text:style-name="T92">Getting data in and out</text:span>.</text:p>
      <text:p text:style-name="P123"/>
      <text:p text:style-name="P135"><text:span text:style-name="T94">The programs </text:span>zcv<text:span text:style-name="T94"> and </text:span>zpr<text:span text:style-name="T94"> - convert and print respectively - do what they have done for several decades, and the format of ascii data for a matrix has not changed much either.</text:span></text:p>
      <text:p text:style-name="P137"/>
      <text:p text:style-name="P140">With a bit of programming, it would be possible to produce conversion programs into and out of meatax64 format without going via this ascii data. <text:s/>The basic tool is to use the io.c routines . . . please ask me if you wish to go down this path.</text:p>
      <text:p text:style-name="P137"><text:s/></text:p>
      <text:p text:style-name="P38"/>
      <text:p text:style-name="P39"><text:span text:style-name="T45">zpr m <text:s text:c="2"/>or <text:s text:c="2"/>zpr m opt</text:span> <text:span text:style-name="T108">t</text:span>o convert an internal-format meataxe64 matrix into a text form. <text:s/>The output format is suitable for input via zcv (possibly after processing by external programs) and is in a format determined by the option integer (if present) or the field size if the option is not present. <text:s/>These options correspond to the modes in the zcv description, and the reader is referred there. <text:s/>If a mode is chosen that cannot hold the entry, asterisks are printed.</text:p>
      <text:p text:style-name="P39"/>
      <text:p text:style-name="P40">There is a director 'lib' containing some generators (copied from Wilson's web site) and a 'grab' shell-script. <text:s/>Hence 'grab co3 5' will get two generators for the Conway group co3 over the field of order 5 by converting permutations to permutation matrices.</text:p>
      <text:p text:style-name="P39"/>
      <text:p text:style-name="P143">Section <text:span text:style-name="T108">4</text:span> – <text:span text:style-name="T108">Programs for chopping</text:span>.</text:p>
      <text:p text:style-name="P124"/>
      <text:p text:style-name="P46">Once you have some matrices and you wish to chop the algebra generated into irreducibles, only the basic programs are supplied. <text:s/>You have to do things by hand. <text:s/>I usually keep my generators in a1, a2, a3, . . .</text:p>
      <text:p text:style-name="P46"/>
      <text:p text:style-name="P57"><text:span text:style-name="T94">The first step is to make the element of the algebra whose null-vectors you propose to spin. <text:s/>I usually keep this algebra element in af. <text:s/>Apart from the built-in "cp" command, </text:span>zad<text:span text:style-name="T94"> is used to add and </text:span>zmu<text:span text:style-name="T94"> to multiply matrices.</text:span></text:p>
      <text:p text:style-name="P39"/>
      <text:p text:style-name="P46"/>
      <text:p text:style-name="P46"/>
      <text:p text:style-name="P47">The next step is usually to compute the null-space.</text:p>
      <text:p text:style-name="P47"/>
      <text:p text:style-name="P47"/>
      <text:p text:style-name="P58"><text:span text:style-name="T95">The spinning procedure spins up </text:span><text:span text:style-name="T53">all</text:span><text:span text:style-name="T95"> the vectors, so if the nullspace is greater than 1, it may be best to select a single vector to spin, rather than finding the smallest invariant subspace containing all the vectors. <text:s/>If so, use the program . . .</text:span></text:p>
      <text:p text:style-name="P47"/>
      <text:p text:style-name="P44"/>
      <text:p text:style-name="P149"/>
      <text:p text:style-name="P144"><text:soft-page-break/>Section <text:span text:style-name="T111">5</text:span> – <text:span text:style-name="T111">Shell Scripts for chopping</text:span>.</text:p>
      <text:p text:style-name="P125"/>
      <text:p text:style-name="P49"><text:span text:style-name="T112">T</text:span>he beginner user will find it quite hard work to use the programs as described in section 4, but perseverance is recommended to start with. <text:s/>Once some familiarity with what is happening has been grasped, however, the experienced user will still find it hard work using the programs, and will probably soon want to develop some shell scripts to remove the repetitive typing and reduce the typing errors. <text:s/>It seems that each user has their own style of working, and will probably need to write their own shell scripts to suit that style. <text:s/>"Arizona" comes with shell scripts that suit my style. <text:s/>There is no need to use them, but they are documented here in case they prove useful.</text:p>
      <text:p text:style-name="P49"/>
      <text:p text:style-name="P49">I keep my generators in a1, a2 and possibly a3. <text:s/>Some of the shell-scripts (but <text:span text:style-name="T46">not</text:span> the programs!) need to know how many generators there are, so there are shell-scripts</text:p>
      <text:p text:style-name="P49">lo2, st2, sp2, ni2, sb2 for working with 2-generator algebras, and similarly</text:p>
      <text:p text:style-name="P50">lo3, st3, sp3, ni3, sb3 for working with 3-generator algebras. <text:s/>To work with N generator algebras, my first step is to produce these scripts for N generators - I recently worked with 11 generators, so I made scripts lo11, st11, sp11, ni11 (I didn't need sb11 for this work).<text:span text:style-name="T115"> <text:s/>It must be admitted that setting the number of generators remains an issue for this system - solvable, but perhaps not as simple to solve as one might like. <text:s/>The remainder of this section assumes two generators.</text:span></text:p>
      <text:p text:style-name="P50"/>
      <text:p text:style-name="P56"><text:span text:style-name="T44">st2 rep</text:span><text:span text:style-name="T36"> simply copies a1 to rep1 and a2 to rep2, so that a library of representations can be built up. <text:s/>I usually use names that remind me what the representation is - for example st2 k126 would be used to store a 126-dimensional representation.</text:span></text:p>
      <text:p text:style-name="P51"/>
      <text:p text:style-name="P56"><text:span text:style-name="T44">lo2 rep</text:span><text:span text:style-name="T36"> conversely copies rep1 to a1 and rep2 to a2</text:span></text:p>
      <text:p text:style-name="P50"/>
      <text:p text:style-name="P51">The next step is to make an element of the (group) algebra whose nullspace we will use for chopping. <text:s/>I keep that element in 'af'. <text:s/>Suppose one wanted to use a1+a2+a1.a2. <text:s/>The first step would be to multiply a1 by a2 into af. <text:s/>The next two steps add matrices into af, and I find it useful, instead of typing (say)</text:p>
      <text:p text:style-name="P51"/>
      <text:p text:style-name="P51">zad a1 af ax</text:p>
      <text:p text:style-name="P51">mv ax af</text:p>
      <text:p text:style-name="P51"/>
      <text:p text:style-name="P51">to use a script</text:p>
      <text:p text:style-name="P51"/>
      <text:p text:style-name="P59">adin a1</text:p>
      <text:p text:style-name="P51"/>
      <text:p text:style-name="P51">to do this.</text:p>
      <text:p text:style-name="P51">The next step is the nullspace, and I just do it by hand - znu af an every time, and indeed select the vector to spin up using the programs directly too.</text:p>
      <text:p text:style-name="P51"/>
      <text:p text:style-name="P51"><text:span text:style-name="T45">sp2</text:span> is a shell-script that takes the vector(s) in an and spins them under a1 a2. <text:s/><text:span text:style-name="T113">If the vector spins up to the whole space this results in some harmless error messages that ought to be sorted out! <text:s/>Otherwise the subspace ends up in s and the quotient in q.</text:span></text:p>
      <text:p text:style-name="P51"/>
      <text:p text:style-name="P60">sb2<text:span text:style-name="T94"> is a shell script that uses a single characteristic null-vector in 'an' to spin up to a standard basis, and then the representation is conjugated so that the representation in 's' is in standard basis. <text:s/>Hence one usually types</text:span></text:p>
      <text:p text:style-name="P52"/>
      <text:p text:style-name="P52">sb2</text:p>
      <text:p text:style-name="P52">lo s</text:p>
      <text:p text:style-name="P52"/>
      <text:p text:style-name="P145">Section <text:span text:style-name="T115">6</text:span> – <text:span text:style-name="T115">Some further programs.</text:span></text:p>
      <text:p text:style-name="P126"/>
      <text:p text:style-name="P127">There are four programs for tensoring - the <text:s/>tensor program itself, and three for producing specific <text:soft-page-break/>parts of the tensor square and tensor cube.</text:p>
      <text:p text:style-name="P41"/>
      <text:p text:style-name="P64"/>
      <text:p text:style-name="P146">Section <text:span text:style-name="T119">7</text:span> – <text:span text:style-name="T119">The remaining programs.</text:span></text:p>
      <text:p text:style-name="P128"/>
      <text:p text:style-name="P63">The Arizona release still contains quite a few programs left over from V1e. <text:s/>The idea there was that long and complicated shell-scripts could do the operations that are gradually being taken over by proper programs, and I feel it is inappropriate to document these obsolete programs here. <text:s/>Suffice it to say that they enable matrix multiplication and Gaussian via a chopping-on-disk approach, and could - in principle - be resurrected for use in this way. <text:s/>I do not really recommend such an approach - the better way is to write the disk-chopping Gaussian, mulitiplication and transpose that has already been designed. </text:p>
      <text:p text:style-name="P63"/>
      <text:p text:style-name="P61">Further programs are stashed away in src2. <text:s/>In particular there are quite a few very simple versions of programs which can be used for testing, and verification that the whizzy high-performance version does do the same as the simple one.</text:p>
      <text:p text:style-name="P61"/>
      <text:p text:style-name="P61">There are also programs for my own use for looking for addition chains, converting Albrecht tensor subspaces into code for working with extension fields, programs for testing the performance of various things. <text:s/>They are not stable, not well-documented and not intended for anyone else to use.</text:p>
      <text:p text:style-name="P41"/>
      <text:p text:style-name="P147">Section <text:span text:style-name="T119">8</text:span> – <text:span text:style-name="T116">Fields and performance.</text:span></text:p>
      <text:p text:style-name="P129"/>
      <text:p text:style-name="P42">Meataxe64 works (I believe!) over all fields of order less than 2<text:span text:style-name="T1">64</text:span><text:span text:style-name="T119">. <text:s/>They use the Conway polynomial definition in all cases (I am indebted to John Bray for completing the list up to 2</text:span><text:span text:style-name="T4">64</text:span><text:span text:style-name="T119">). <text:s/>T</text:span>he performance generally increases as the field gets smaller. <text:s/>For prime fields, and also all fields up to 65536 (where logs can be used if all else fails) the speed is greater, but very roughly for fields with an HPMI, the performance is another 20 times faster. <text:s text:c="2"/></text:p>
      <text:p text:style-name="P43"/>
      <text:p text:style-name="P43">The HPMI (High Performance Meataxe Interface) has now been written for all primes up to 193. <text:s/>Furthermore the methods of Albrecht, reducing matrix multiplication over extension fields to multiplication over the ground field, have been implemented generically for quadratic and cubic extensions, and also for the special-case fields of order {16,32,64,128,256,512,81,243,625}.</text:p>
      <text:p text:style-name="P43"/>
      <text:p text:style-name="P43">Hence, for example, the 64-core "babbage" in St. Andrews was able to invert (the hardest case) a 100,000 x 100,000 matrix over the field of order 50653 (37<text:span text:style-name="T1">3</text:span>) in about three and a half hours.</text:p>
      <text:p text:style-name="P43"/>
      <text:p text:style-name="P43">It must be admitted that the production of a fully efficient Gaussian to work at this scale has been a heroic endeavour, and even now there are many loose ends - in particular we <text:span text:style-name="T46">still</text:span><text:span text:style-name="T55"> don't understand how to get the (sign of the) determinant from a large computation of this sort.</text:span></text:p>
      <text:p text:style-name="P43"/>
      <text:p text:style-name="P148">Section <text:span text:style-name="T113">9</text:span> – <text:span text:style-name="T113">What I have learned making meataxe64</text:span>.</text:p>
      <text:p text:style-name="P130"/>
      <text:p text:style-name="P53">The original "green system" meataxe took a few days to write, but meataxe64 has taken six years so far - more than 100 times as long. <text:s/>Although the aims are wider - the green system only worked mod 2 - the main reason is that it is <text:span text:style-name="T46">much</text:span> harder to write code for peak performance. <text:s/>The vast majority of the software engineering profession do not write performance code, since other requirements - particularly flexibility, speed of development, correctness and ease of testing - take precedence. <text:s/>These are all, of course, worthy requirements.</text:p>
      <text:p text:style-name="P53"/>
      <text:p text:style-name="P54">Meataxe64 has therefore primarily been a case study in performance programming.<text:span text:style-name="T114"> <text:s/>I claim that it is about 300 times faster as a result of my efforts, and this is a credible claim, backed up by working code. <text:s/>One reason is, of course, that it uses multiple cores. <text:s/>If you have 32 cores, you might reasonably expect your program to go 32 times faster. <text:s/>Another is that it uses the vector instructions in a native way. <text:s/>If you work with 256-bit registers, you can hope to do things 4 times faster than if </text:span><text:soft-page-break/><text:span text:style-name="T114">you use 64-bit ones, and again this is - by and large - the case. <text:s/>Another factor that often emerges only slowly is that the L1 cache has (on a 32-core machine) about 200 times the bandwidth as there is to real memory. <text:s/>A common mistake is to do performance tuning on a laptop or desktop and then expect the results to carry over to a 32-core machine. <text:s/>They don't. <text:s/>The memory bandwidth per core is </text:span><text:span text:style-name="T47">much</text:span><text:span text:style-name="T114"> lower on a big machine, requiring the programmer to take great care to use this valuable resource very carefully indeed.</text:span></text:p>
      <text:p text:style-name="P54"/>
      <text:p text:style-name="P150"><text:span text:style-name="T6">On a different note, I found the software development tools a gen</text:span><text:span text:style-name="T7">ui</text:span><text:span text:style-name="T6">ne obstacle to my work. <text:s/>It is as if I am the only person in the world writing performance code, and the software engineering community say "why bother", treating me as if I had a mental illness, or some sort of terrible disease. </text:span><text:span text:style-name="T7"><text:s/>Well . . . perhaps I have, but hopefully the results of my work will, in some small ways at least, be use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1-30T17:54:58.571589719</dc:date>
    <meta:editing-duration>P1DT1H48M18S</meta:editing-duration>
    <meta:editing-cycles>171</meta:editing-cycles>
    <meta:generator>LibreOffice/5.1.6.2$Linux_X86_64 LibreOffice_project/10m0$Build-2</meta:generator>
    <meta:printed-by>User </meta:printed-by>
    <meta:print-date>2012-08-06T12:45:35</meta:print-date>
    <meta:document-statistic meta:table-count="0" meta:image-count="0" meta:object-count="0" meta:page-count="14" meta:paragraph-count="220" meta:word-count="6447" meta:character-count="36047" meta:non-whitespace-character-count="28988"/>
  </office:meta>
</office:document-meta>
</file>